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paragraph-properties fo:text-align="start" style:justify-single-word="false"/>
      <style:text-properties style:font-name="Courier New"/>
    </style:style>
    <style:style style:name="P3" style:family="paragraph" style:parent-style-name="Standard">
      <style:paragraph-properties fo:text-align="start" style:justify-single-word="false"/>
      <style:text-properties style:font-name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ql&gt; ALTER USER 'root'@'localhost' IDENTIFIED BY 'root';</text:p>
      <text:p text:style-name="P1">Query OK, 0 rows affected (0.29 sec)</text:p>
      <text:p text:style-name="P1"/>
      <text:p text:style-name="P1">mysql&gt; ^DBye</text:p>
      <text:p text:style-name="P1">mitu@skillologies:~$ mysql -u root -p</text:p>
      <text:p text:style-name="P1">Enter password: </text:p>
      <text:p text:style-name="P1">Welcome to the MySQL monitor. <text:s/>Commands end with ; or \g.</text:p>
      <text:p text:style-name="P1">Your MySQL connection id is 12</text:p>
      <text:p text:style-name="P1">Server version: 8.0.32-0ubuntu0.20.04.2 (Ubuntu)</text:p>
      <text:p text:style-name="P1"/>
      <text:p text:style-name="P1">Copyright (c) 2000, 2023, Oracle and/or its affiliates.</text:p>
      <text:p text:style-name="P1"/>
      <text:p text:style-name="P1">Oracle is a registered trademark of Oracle Corporation and/or its</text:p>
      <text:p text:style-name="P1">affiliates. Other names may be trademarks of their respective</text:p>
      <text:p text:style-name="P1">owners.</text:p>
      <text:p text:style-name="P1"/>
      <text:p text:style-name="P1">Type 'help;' or '\h' for help. Type '\c' to clear the current input statement.</text:p>
      <text:p text:style-name="P1"/>
      <text:p text:style-name="P1">mysql&gt; </text:p>
      <text:p text:style-name="P1">mysql&gt; use pgdbda;</text:p>
      <text:p text:style-name="P1">Reading table information for completion of table and column names</text:p>
      <text:p text:style-name="P1">You can turn off this feature to get a quicker startup with -A</text:p>
      <text:p text:style-name="P1"/>
      <text:p text:style-name="P1">Database changed</text:p>
      <text:p text:style-name="P1">mysql&gt; select * from student;</text:p>
      <text:p text:style-name="P1">+------+--------+-------+-------+------+---------+</text:p>
      <text:p text:style-name="P1">| roll | name <text:s text:c="2"/>| marks | class | age <text:s/>| address |</text:p>
      <text:p text:style-name="P1">+------+--------+-------+-------+------+---------+</text:p>
      <text:p text:style-name="P1">| <text:s text:c="3"/>1 | Ajay <text:s text:c="2"/>| 76.84 | SY <text:s text:c="3"/>| <text:s text:c="2"/>18 | Pune <text:s text:c="3"/>|</text:p>
      <text:p text:style-name="P1">| <text:s text:c="3"/>2 | Sanjay | 56.84 | FY <text:s text:c="3"/>| <text:s text:c="2"/>19 | Mumbai <text:s/>|</text:p>
      <text:p text:style-name="P1">| <text:s text:c="3"/>3 | Amar <text:s text:c="2"/>| 77.28 | FY <text:s text:c="3"/>| <text:s text:c="2"/>18 | Pune <text:s text:c="3"/>|</text:p>
      <text:p text:style-name="P1">| <text:s text:c="3"/>4 | Rani <text:s text:c="2"/>| 60.39 | FY <text:s text:c="3"/>| <text:s text:c="2"/>20 | Mumbai <text:s/>|</text:p>
      <text:p text:style-name="P1">| <text:s text:c="3"/>5 | Anita <text:s/>| 74.73 | SY <text:s text:c="3"/>| <text:s text:c="2"/>19 | Nashik <text:s/>|</text:p>
      <text:p text:style-name="P1">| <text:s text:c="3"/>6 | Raju <text:s text:c="2"/>| 65.73 | TY <text:s text:c="3"/>| <text:s text:c="2"/>19 | Mumbai <text:s/>|</text:p>
      <text:p text:style-name="P1">| <text:s text:c="3"/>7 | Riya <text:s text:c="2"/>| 67.28 | TY <text:s text:c="3"/>| <text:s text:c="2"/>20 | Pune <text:s text:c="3"/>|</text:p>
      <text:p text:style-name="P1">+------+--------+-------+-------+------+---------+</text:p>
      <text:p text:style-name="P1">7 rows in set (0.00 sec)</text:p>
      <text:p text:style-name="P1"/>
      <text:p text:style-name="P1">mysql&gt; select class,count(class) from student where marks &gt; 70 group by class;</text:p>
      <text:p text:style-name="P1">+-------+--------------+</text:p>
      <text:p text:style-name="P1">| class | count(class) |</text:p>
      <text:p text:style-name="P1">+-------+--------------+</text:p>
      <text:p text:style-name="P1">| SY <text:s text:c="3"/>| <text:s text:c="11"/>2 |</text:p>
      <text:p text:style-name="P1">| FY <text:s text:c="3"/>| <text:s text:c="11"/>1 |</text:p>
      <text:p text:style-name="P1">+-------+--------------+</text:p>
      <text:p text:style-name="P1">2 rows in set (0.00 sec)</text:p>
      <text:p text:style-name="P1"/>
      <text:p text:style-name="P1">mysql&gt; select class,marks from student group by class;</text:p>
      <text:p text:style-name="P1">ERROR 1055 (42000): Expression #2 of SELECT list is not in GROUP BY clause and contains nonaggregated column 'pgdbda.student.marks' <text:soft-page-break/>which is not functionally dependent on columns in GROUP BY clause; this is incompatible with sql_mode=only_full_group_by</text:p>
      <text:p text:style-name="P1">mysql&gt; </text:p>
      <text:p text:style-name="P1">mysql&gt; select class, avg(marks) from student group by class;</text:p>
      <text:p text:style-name="P1">+-------+-------------------+</text:p>
      <text:p text:style-name="P1">| class | avg(marks) <text:s text:c="7"/>|</text:p>
      <text:p text:style-name="P1">+-------+-------------------+</text:p>
      <text:p text:style-name="P1">| SY <text:s text:c="3"/>| 75.78499984741211 |</text:p>
      <text:p text:style-name="P1">| FY <text:s text:c="3"/>| 64.83666610717773 |</text:p>
      <text:p text:style-name="P1">| TY <text:s text:c="3"/>| 66.50500106811523 |</text:p>
      <text:p text:style-name="P1">+-------+-------------------+</text:p>
      <text:p text:style-name="P1">3 rows in set (0.00 sec)</text:p>
      <text:p text:style-name="P1"/>
      <text:p text:style-name="P1">mysql&gt; select class, avg(marks) from student group by class having marks &gt; avg(marks);</text:p>
      <text:p text:style-name="P1">ERROR 1054 (42S22): Unknown column 'marks' in 'having clause'</text:p>
      <text:p text:style-name="P1">mysql&gt; select class, avg(marks) from student group by class having class = 'TE';</text:p>
      <text:p text:style-name="P1">Empty set (0.00 sec)</text:p>
      <text:p text:style-name="P1"/>
      <text:p text:style-name="P1">mysql&gt; select class, avg(marks) from student group by class having class = 'TY';</text:p>
      <text:p text:style-name="P1">+-------+-------------------+</text:p>
      <text:p text:style-name="P1">| class | avg(marks) <text:s text:c="7"/>|</text:p>
      <text:p text:style-name="P1">+-------+-------------------+</text:p>
      <text:p text:style-name="P1">| TY <text:s text:c="3"/>| 66.50500106811523 |</text:p>
      <text:p text:style-name="P1">+-------+-------------------+</text:p>
      <text:p text:style-name="P1">1 row in set (0.00 sec)</text:p>
      <text:p text:style-name="P1"/>
      <text:p text:style-name="P1">mysql&gt; select class, avg(marks) from student group by class having class in ('FY','TY);</text:p>
      <text:p text:style-name="P1"><text:s text:c="4"/>'&gt; '</text:p>
      <text:p text:style-name="P1"><text:s text:c="4"/>-&gt; ;</text:p>
      <text:p text:style-name="P1">ERROR 1064 (42000): You have an error in your SQL syntax; check the manual that corresponds to your MySQL server version for the right syntax to use near '' at line 2</text:p>
      <text:p text:style-name="P1">mysql&gt; </text:p>
      <text:p text:style-name="P1">mysql&gt; select class, avg(marks) from student group by class having class = 'TY';</text:p>
      <text:p text:style-name="P1">+-------+-------------------+</text:p>
      <text:p text:style-name="P1">| class | avg(marks) <text:s text:c="7"/>|</text:p>
      <text:p text:style-name="P1">+-------+-------------------+</text:p>
      <text:p text:style-name="P1">| TY <text:s text:c="3"/>| 66.50500106811523 |</text:p>
      <text:p text:style-name="P1">+-------+-------------------+</text:p>
      <text:p text:style-name="P1">1 row in set (0.00 sec)</text:p>
      <text:p text:style-name="P1"/>
      <text:p text:style-name="P1">mysql&gt; select class, avg(marks) from student group by class having class in ('FY','TY');</text:p>
      <text:p text:style-name="P1">+-------+-------------------+</text:p>
      <text:p text:style-name="P1">| class | avg(marks) <text:s text:c="7"/>|</text:p>
      <text:p text:style-name="P1">+-------+-------------------+</text:p>
      <text:p text:style-name="P1">| FY <text:s text:c="3"/>| 64.83666610717773 |</text:p>
      <text:p text:style-name="P1">| TY <text:s text:c="3"/>| 66.50500106811523 |</text:p>
      <text:p text:style-name="P1"><text:soft-page-break/>+-------+-------------------+</text:p>
      <text:p text:style-name="P1">2 rows in set (0.00 sec)</text:p>
      <text:p text:style-name="P1"/>
      <text:p text:style-name="P1">mysql&gt; </text:p>
      <text:p text:style-name="P1">mysql&gt; select 56 + 23;</text:p>
      <text:p text:style-name="P1">+---------+</text:p>
      <text:p text:style-name="P1">| 56 + 23 |</text:p>
      <text:p text:style-name="P1">+---------+</text:p>
      <text:p text:style-name="P1">| <text:s text:c="5"/>79 |</text:p>
      <text:p text:style-name="P1">+---------+</text:p>
      <text:p text:style-name="P1">1 row in set (0.00 sec)</text:p>
      <text:p text:style-name="P1"/>
      <text:p text:style-name="P1">mysql&gt; select 56 + 23 as num;</text:p>
      <text:p text:style-name="P1">+-----+</text:p>
      <text:p text:style-name="P1">| num |</text:p>
      <text:p text:style-name="P1">+-----+</text:p>
      <text:p text:style-name="P1">| <text:s/>79 |</text:p>
      <text:p text:style-name="P1">+-----+</text:p>
      <text:p text:style-name="P1">1 row in set (0.01 sec)</text:p>
      <text:p text:style-name="P1"/>
      <text:p text:style-name="P1">mysql&gt; select 56 - 23 as num;</text:p>
      <text:p text:style-name="P1">+-----+</text:p>
      <text:p text:style-name="P1">| num |</text:p>
      <text:p text:style-name="P1">+-----+</text:p>
      <text:p text:style-name="P1">| <text:s/>33 |</text:p>
      <text:p text:style-name="P1">+-----+</text:p>
      <text:p text:style-name="P1">1 row in set (0.00 sec)</text:p>
      <text:p text:style-name="P1"/>
      <text:p text:style-name="P1">mysql&gt; select 56 * 23 as num;</text:p>
      <text:p text:style-name="P1">+------+</text:p>
      <text:p text:style-name="P1">| num <text:s/>|</text:p>
      <text:p text:style-name="P1">+------+</text:p>
      <text:p text:style-name="P1">| 1288 |</text:p>
      <text:p text:style-name="P1">+------+</text:p>
      <text:p text:style-name="P1">1 row in set (0.00 sec)</text:p>
      <text:p text:style-name="P1"/>
      <text:p text:style-name="P1">mysql&gt; select 56 / 23 as num;</text:p>
      <text:p text:style-name="P1">+--------+</text:p>
      <text:p text:style-name="P1">| num <text:s text:c="3"/>|</text:p>
      <text:p text:style-name="P1">+--------+</text:p>
      <text:p text:style-name="P1">| 2.4348 |</text:p>
      <text:p text:style-name="P1">+--------+</text:p>
      <text:p text:style-name="P1">1 row in set (0.00 sec)</text:p>
      <text:p text:style-name="P1"/>
      <text:p text:style-name="P1">mysql&gt; select 56 div 23 as num;</text:p>
      <text:p text:style-name="P1">+------+</text:p>
      <text:p text:style-name="P1">| num <text:s/>|</text:p>
      <text:p text:style-name="P1">+------+</text:p>
      <text:p text:style-name="P1">| <text:s text:c="3"/>2 |</text:p>
      <text:p text:style-name="P1">+------+</text:p>
      <text:p text:style-name="P1">1 row in set (0.00 sec)</text:p>
      <text:p text:style-name="P1"/>
      <text:p text:style-name="P1">mysql&gt; select 56 % 23 as num;</text:p>
      <text:p text:style-name="P1"><text:soft-page-break/>+------+</text:p>
      <text:p text:style-name="P1">| num <text:s/>|</text:p>
      <text:p text:style-name="P1">+------+</text:p>
      <text:p text:style-name="P1">| <text:s text:c="2"/>10 |</text:p>
      <text:p text:style-name="P1">+------+</text:p>
      <text:p text:style-name="P1">1 row in set (0.00 sec)</text:p>
      <text:p text:style-name="P1"/>
      <text:p text:style-name="P1">mysql&gt; select 56 mod 23 as num;</text:p>
      <text:p text:style-name="P1">+------+</text:p>
      <text:p text:style-name="P1">| num <text:s/>|</text:p>
      <text:p text:style-name="P1">+------+</text:p>
      <text:p text:style-name="P1">| <text:s text:c="2"/>10 |</text:p>
      <text:p text:style-name="P1">+------+</text:p>
      <text:p text:style-name="P1">1 row in set (0.00 sec)</text:p>
      <text:p text:style-name="P1"/>
      <text:p text:style-name="P1">mysql&gt; select mod(56,23) as num;</text:p>
      <text:p text:style-name="P1">+------+</text:p>
      <text:p text:style-name="P1">| num <text:s/>|</text:p>
      <text:p text:style-name="P1">+------+</text:p>
      <text:p text:style-name="P1">| <text:s text:c="2"/>10 |</text:p>
      <text:p text:style-name="P1">+------+</text:p>
      <text:p text:style-name="P1">1 row in set (0.00 sec)</text:p>
      <text:p text:style-name="P1"/>
      <text:p text:style-name="P1">mysql&gt; </text:p>
      <text:p text:style-name="P1">mysql&gt; select roll+100, name, marks;</text:p>
      <text:p text:style-name="P1">ERROR 1054 (42S22): Unknown column 'roll' in 'field list'</text:p>
      <text:p text:style-name="P1">mysql&gt; select roll+100, name, marks from student;</text:p>
      <text:p text:style-name="P1">+----------+--------+-------+</text:p>
      <text:p text:style-name="P1">| roll+100 | name <text:s text:c="2"/>| marks |</text:p>
      <text:p text:style-name="P1">+----------+--------+-------+</text:p>
      <text:p text:style-name="P1">| <text:s text:c="5"/>101 | Ajay <text:s text:c="2"/>| 76.84 |</text:p>
      <text:p text:style-name="P1">| <text:s text:c="5"/>102 | Sanjay | 56.84 |</text:p>
      <text:p text:style-name="P1">| <text:s text:c="5"/>103 | Amar <text:s text:c="2"/>| 77.28 |</text:p>
      <text:p text:style-name="P1">| <text:s text:c="5"/>104 | Rani <text:s text:c="2"/>| 60.39 |</text:p>
      <text:p text:style-name="P1">| <text:s text:c="5"/>105 | Anita <text:s/>| 74.73 |</text:p>
      <text:p text:style-name="P1">| <text:s text:c="5"/>106 | Raju <text:s text:c="2"/>| 65.73 |</text:p>
      <text:p text:style-name="P1">| <text:s text:c="5"/>107 | Riya <text:s text:c="2"/>| 67.28 |</text:p>
      <text:p text:style-name="P1">+----------+--------+-------+</text:p>
      <text:p text:style-name="P1">7 rows in set (0.00 sec)</text:p>
      <text:p text:style-name="P1"/>
      <text:p text:style-name="P1">mysql&gt; select roll+100 as roll, name, marks from student;</text:p>
      <text:p text:style-name="P1">+------+--------+-------+</text:p>
      <text:p text:style-name="P1">| roll | name <text:s text:c="2"/>| marks |</text:p>
      <text:p text:style-name="P1">+------+--------+-------+</text:p>
      <text:p text:style-name="P1">| <text:s/>101 | Ajay <text:s text:c="2"/>| 76.84 |</text:p>
      <text:p text:style-name="P1">| <text:s/>102 | Sanjay | 56.84 |</text:p>
      <text:p text:style-name="P1">| <text:s/>103 | Amar <text:s text:c="2"/>| 77.28 |</text:p>
      <text:p text:style-name="P1">| <text:s/>104 | Rani <text:s text:c="2"/>| 60.39 |</text:p>
      <text:p text:style-name="P1">| <text:s/>105 | Anita <text:s/>| 74.73 |</text:p>
      <text:p text:style-name="P1">| <text:s/>106 | Raju <text:s text:c="2"/>| 65.73 |</text:p>
      <text:p text:style-name="P1">| <text:s/>107 | Riya <text:s text:c="2"/>| 67.28 |</text:p>
      <text:p text:style-name="P1">+------+--------+-------+</text:p>
      <text:p text:style-name="P1">7 rows in set (0.00 sec)</text:p>
      <text:p text:style-name="P1"><text:soft-page-break/></text:p>
      <text:p text:style-name="P1">mysql&gt; select roll, name, marks/10+0.5 as cgpa from student;</text:p>
      <text:p text:style-name="P1">+------+--------+-------------------+</text:p>
      <text:p text:style-name="P1">| roll | name <text:s text:c="2"/>| cgpa <text:s text:c="13"/>|</text:p>
      <text:p text:style-name="P1">+------+--------+-------------------+</text:p>
      <text:p text:style-name="P1">| <text:s text:c="3"/>1 | Ajay <text:s text:c="2"/>| 8.183999633789062 |</text:p>
      <text:p text:style-name="P1">| <text:s text:c="3"/>2 | Sanjay | 6.184000015258789 |</text:p>
      <text:p text:style-name="P1">| <text:s text:c="3"/>3 | Amar <text:s text:c="2"/>| 8.227999877929687 |</text:p>
      <text:p text:style-name="P1">| <text:s text:c="3"/>4 | Rani <text:s text:c="2"/>| 6.538999938964844 |</text:p>
      <text:p text:style-name="P1">| <text:s text:c="3"/>5 | Anita <text:s/>| 7.973000335693359 |</text:p>
      <text:p text:style-name="P1">| <text:s text:c="3"/>6 | Raju <text:s text:c="2"/>| <text:s/>7.07300033569336 |</text:p>
      <text:p text:style-name="P1">| <text:s text:c="3"/>7 | Riya <text:s text:c="2"/>| 7.227999877929688 |</text:p>
      <text:p text:style-name="P1">+------+--------+-------------------+</text:p>
      <text:p text:style-name="P1">7 rows in set (0.00 sec)</text:p>
      <text:p text:style-name="P1"/>
      <text:p text:style-name="P1">mysql&gt; select roll, name, format(marks/10+0.5,2) as cgpa from stud</text:p>
      <text:p text:style-name="P1">ent;</text:p>
      <text:p text:style-name="P1">+------+--------+------+</text:p>
      <text:p text:style-name="P1">| roll | name <text:s text:c="2"/>| cgpa |</text:p>
      <text:p text:style-name="P1">+------+--------+------+</text:p>
      <text:p text:style-name="P1">| <text:s text:c="3"/>1 | Ajay <text:s text:c="2"/>| 8.18 |</text:p>
      <text:p text:style-name="P1">| <text:s text:c="3"/>2 | Sanjay | 6.18 |</text:p>
      <text:p text:style-name="P1">| <text:s text:c="3"/>3 | Amar <text:s text:c="2"/>| 8.23 |</text:p>
      <text:p text:style-name="P1">| <text:s text:c="3"/>4 | Rani <text:s text:c="2"/>| 6.54 |</text:p>
      <text:p text:style-name="P1">| <text:s text:c="3"/>5 | Anita <text:s/>| 7.97 |</text:p>
      <text:p text:style-name="P1">| <text:s text:c="3"/>6 | Raju <text:s text:c="2"/>| 7.07 |</text:p>
      <text:p text:style-name="P1">| <text:s text:c="3"/>7 | Riya <text:s text:c="2"/>| 7.23 |</text:p>
      <text:p text:style-name="P1">+------+--------+------+</text:p>
      <text:p text:style-name="P1">7 rows in set (0.00 sec)</text:p>
      <text:p text:style-name="P1"/>
      <text:p text:style-name="P2">mysql&gt; select * from student;</text:p>
      <text:p text:style-name="P2">+------+--------+-------+-------+------+---------+</text:p>
      <text:p text:style-name="P2">| roll | name <text:s text:c="2"/>| marks | class | age <text:s/>| address |</text:p>
      <text:p text:style-name="P2">+------+--------+-------+-------+------+---------+</text:p>
      <text:p text:style-name="P2">| <text:s text:c="3"/>1 | Ajay <text:s text:c="2"/>| 76.84 | SY <text:s text:c="3"/>| <text:s text:c="2"/>18 | Pune <text:s text:c="3"/>|</text:p>
      <text:p text:style-name="P2">| <text:s text:c="3"/>2 | Sanjay | 56.84 | FY <text:s text:c="3"/>| <text:s text:c="2"/>19 | Mumbai <text:s/>|</text:p>
      <text:p text:style-name="P2">| <text:s text:c="3"/>3 | Amar <text:s text:c="2"/>| 77.28 | FY <text:s text:c="3"/>| <text:s text:c="2"/>18 | Pune <text:s text:c="3"/>|</text:p>
      <text:p text:style-name="P2">| <text:s text:c="3"/>4 | Rani <text:s text:c="2"/>| 60.39 | FY <text:s text:c="3"/>| <text:s text:c="2"/>20 | Mumbai <text:s/>|</text:p>
      <text:p text:style-name="P2">| <text:s text:c="3"/>5 | Anita <text:s/>| 74.73 | SY <text:s text:c="3"/>| <text:s text:c="2"/>19 | Nashik <text:s/>|</text:p>
      <text:p text:style-name="P2">| <text:s text:c="3"/>6 | Raju <text:s text:c="2"/>| 65.73 | TY <text:s text:c="3"/>| <text:s text:c="2"/>19 | Mumbai <text:s/>|</text:p>
      <text:p text:style-name="P2">| <text:s text:c="3"/>7 | Riya <text:s text:c="2"/>| 67.28 | TY <text:s text:c="3"/>| <text:s text:c="2"/>20 | Pune <text:s text:c="3"/>|</text:p>
      <text:p text:style-name="P2">+------+--------+-------+-------+------+---------+</text:p>
      <text:p text:style-name="P2">7 rows in set (0.00 sec)</text:p>
      <text:p text:style-name="P2"/>
      <text:p text:style-name="P2">mysql&gt; select roll, upper(name),marks,address from student;</text:p>
      <text:p text:style-name="P2">+------+-------------+-------+---------+</text:p>
      <text:p text:style-name="P2">| roll | upper(name) | marks | address |</text:p>
      <text:p text:style-name="P2">+------+-------------+-------+---------+</text:p>
      <text:p text:style-name="P2">| <text:s text:c="3"/>1 | AJAY <text:s text:c="7"/>| 76.84 | Pune <text:s text:c="3"/>|</text:p>
      <text:p text:style-name="P2">| <text:s text:c="3"/>2 | SANJAY <text:s text:c="5"/>| 56.84 | Mumbai <text:s/>|</text:p>
      <text:p text:style-name="P2">| <text:s text:c="3"/>3 | AMAR <text:s text:c="7"/>| 77.28 | Pune <text:s text:c="3"/>|</text:p>
      <text:p text:style-name="P2">| <text:s text:c="3"/>4 | RANI <text:s text:c="7"/>| 60.39 | Mumbai <text:s/>|</text:p>
      <text:p text:style-name="P2">| <text:s text:c="3"/>5 | ANITA <text:s text:c="6"/>| 74.73 | Nashik <text:s/>|</text:p>
      <text:p text:style-name="P2"><text:soft-page-break/>| <text:s text:c="3"/>6 | RAJU <text:s text:c="7"/>| 65.73 | Mumbai <text:s/>|</text:p>
      <text:p text:style-name="P2">| <text:s text:c="3"/>7 | RIYA <text:s text:c="7"/>| 67.28 | Pune <text:s text:c="3"/>|</text:p>
      <text:p text:style-name="P2">+------+-------------+-------+---------+</text:p>
      <text:p text:style-name="P2">7 rows in set (0.00 sec)</text:p>
      <text:p text:style-name="P2"/>
      <text:p text:style-name="P2">mysql&gt; select roll, upper(name) as name, marks,ucase(address) as city</text:p>
      <text:p text:style-name="P2">from student;</text:p>
      <text:p text:style-name="P2">+------+--------+-------+--------+</text:p>
      <text:p text:style-name="P2">| roll | name <text:s text:c="2"/>| marks | city <text:s text:c="2"/>|</text:p>
      <text:p text:style-name="P2">+------+--------+-------+--------+</text:p>
      <text:p text:style-name="P2">| <text:s text:c="3"/>1 | AJAY <text:s text:c="2"/>| 76.84 | PUNE <text:s text:c="2"/>|</text:p>
      <text:p text:style-name="P2">| <text:s text:c="3"/>2 | SANJAY | 56.84 | MUMBAI |</text:p>
      <text:p text:style-name="P2">| <text:s text:c="3"/>3 | AMAR <text:s text:c="2"/>| 77.28 | PUNE <text:s text:c="2"/>|</text:p>
      <text:p text:style-name="P2">| <text:s text:c="3"/>4 | RANI <text:s text:c="2"/>| 60.39 | MUMBAI |</text:p>
      <text:p text:style-name="P2">| <text:s text:c="3"/>5 | ANITA <text:s/>| 74.73 | NASHIK |</text:p>
      <text:p text:style-name="P2">| <text:s text:c="3"/>6 | RAJU <text:s text:c="2"/>| 65.73 | MUMBAI |</text:p>
      <text:p text:style-name="P2">| <text:s text:c="3"/>7 | RIYA <text:s text:c="2"/>| 67.28 | PUNE <text:s text:c="2"/>|</text:p>
      <text:p text:style-name="P2">+------+--------+-------+--------+</text:p>
      <text:p text:style-name="P2">7 rows in set (0.00 sec)</text:p>
      <text:p text:style-name="P2"/>
      <text:p text:style-name="P2">mysql&gt; </text:p>
      <text:p text:style-name="P2">mysql&gt; select * from student where name like 'R%';</text:p>
      <text:p text:style-name="P2">+------+------+-------+-------+------+---------+</text:p>
      <text:p text:style-name="P2">| roll | name | marks | class | age <text:s/>| address |</text:p>
      <text:p text:style-name="P2">+------+------+-------+-------+------+---------+</text:p>
      <text:p text:style-name="P2">| <text:s text:c="3"/>4 | Rani | 60.39 | FY <text:s text:c="3"/>| <text:s text:c="2"/>20 | Mumbai <text:s/>|</text:p>
      <text:p text:style-name="P2">| <text:s text:c="3"/>6 | Raju | 65.73 | TY <text:s text:c="3"/>| <text:s text:c="2"/>19 | Mumbai <text:s/>|</text:p>
      <text:p text:style-name="P2">| <text:s text:c="3"/>7 | Riya | 67.28 | TY <text:s text:c="3"/>| <text:s text:c="2"/>20 | Pune <text:s text:c="3"/>|</text:p>
      <text:p text:style-name="P2">+------+------+-------+-------+------+---------+</text:p>
      <text:p text:style-name="P2">3 rows in set (0.00 sec)</text:p>
      <text:p text:style-name="P2"/>
      <text:p text:style-name="P2">mysql&gt; select * from student where name like '%a';</text:p>
      <text:p text:style-name="P2">+------+-------+-------+-------+------+---------+</text:p>
      <text:p text:style-name="P2">| roll | name <text:s/>| marks | class | age <text:s/>| address |</text:p>
      <text:p text:style-name="P2">+------+-------+-------+-------+------+---------+</text:p>
      <text:p text:style-name="P2">| <text:s text:c="3"/>5 | Anita | 74.73 | SY <text:s text:c="3"/>| <text:s text:c="2"/>19 | Nashik <text:s/>|</text:p>
      <text:p text:style-name="P2">| <text:s text:c="3"/>7 | Riya <text:s/>| 67.28 | TY <text:s text:c="3"/>| <text:s text:c="2"/>20 | Pune <text:s text:c="3"/>|</text:p>
      <text:p text:style-name="P2">+------+-------+-------+-------+------+---------+</text:p>
      <text:p text:style-name="P2">2 rows in set (0.00 sec)</text:p>
      <text:p text:style-name="P2"/>
      <text:p text:style-name="P2">mysql&gt; select * from student where name like '%i%';</text:p>
      <text:p text:style-name="P2">+------+-------+-------+-------+------+---------+</text:p>
      <text:p text:style-name="P2">| roll | name <text:s/>| marks | class | age <text:s/>| address |</text:p>
      <text:p text:style-name="P2">+------+-------+-------+-------+------+---------+</text:p>
      <text:p text:style-name="P2">| <text:s text:c="3"/>4 | Rani <text:s/>| 60.39 | FY <text:s text:c="3"/>| <text:s text:c="2"/>20 | Mumbai <text:s/>|</text:p>
      <text:p text:style-name="P2">| <text:s text:c="3"/>5 | Anita | 74.73 | SY <text:s text:c="3"/>| <text:s text:c="2"/>19 | Nashik <text:s/>|</text:p>
      <text:p text:style-name="P2">| <text:s text:c="3"/>7 | Riya <text:s/>| 67.28 | TY <text:s text:c="3"/>| <text:s text:c="2"/>20 | Pune <text:s text:c="3"/>|</text:p>
      <text:p text:style-name="P2">+------+-------+-------+-------+------+---------+</text:p>
      <text:p text:style-name="P2">3 rows in set (0.00 sec)</text:p>
      <text:p text:style-name="P2"/>
      <text:p text:style-name="P2">mysql&gt; select * from student where name like '%i%' and class == 'TY';</text:p>
      <text:p text:style-name="P2"><text:soft-page-break/>ERROR 1064 (42000): You have an error in your SQL syntax; check the manual that corresponds to your MySQL server version for the right syntax to use near '== 'TY'' at line 1</text:p>
      <text:p text:style-name="P2">mysql&gt; select * from student where name like '%i%' and class = 'TY';</text:p>
      <text:p text:style-name="P2">+------+------+-------+-------+------+---------+</text:p>
      <text:p text:style-name="P2">| roll | name | marks | class | age <text:s/>| address |</text:p>
      <text:p text:style-name="P2">+------+------+-------+-------+------+---------+</text:p>
      <text:p text:style-name="P2">| <text:s text:c="3"/>7 | Riya | 67.28 | TY <text:s text:c="3"/>| <text:s text:c="2"/>20 | Pune <text:s text:c="3"/>|</text:p>
      <text:p text:style-name="P2">+------+------+-------+-------+------+---------+</text:p>
      <text:p text:style-name="P2">1 row in set (0.00 sec)</text:p>
      <text:p text:style-name="P2"/>
      <text:p text:style-name="P2">mysql&gt; select * from student where name like '%i%' and age = 20 and class in ('FY','TY');</text:p>
      <text:p text:style-name="P2">+------+------+-------+-------+------+---------+</text:p>
      <text:p text:style-name="P2">| roll | name | marks | class | age <text:s/>| address |</text:p>
      <text:p text:style-name="P2">+------+------+-------+-------+------+---------+</text:p>
      <text:p text:style-name="P2">| <text:s text:c="3"/>4 | Rani | 60.39 | FY <text:s text:c="3"/>| <text:s text:c="2"/>20 | Mumbai <text:s/>|</text:p>
      <text:p text:style-name="P2">| <text:s text:c="3"/>7 | Riya | 67.28 | TY <text:s text:c="3"/>| <text:s text:c="2"/>20 | Pune <text:s text:c="3"/>|</text:p>
      <text:p text:style-name="P2">+------+------+-------+-------+------+---------+</text:p>
      <text:p text:style-name="P2">2 rows in set (0.00 sec)</text:p>
      <text:p text:style-name="P2"/>
      <text:p text:style-name="P2">mysql&gt; </text:p>
      <text:p text:style-name="P2">mysql&gt; select * from student where name like '????';</text:p>
      <text:p text:style-name="P2">Empty set (0.00 sec)</text:p>
      <text:p text:style-name="P2"/>
      <text:p text:style-name="P2">mysql&gt; select * from student where name like '____';</text:p>
      <text:p text:style-name="P2">+------+------+-------+-------+------+---------+</text:p>
      <text:p text:style-name="P2">| roll | name | marks | class | age <text:s/>| address |</text:p>
      <text:p text:style-name="P2">+------+------+-------+-------+------+---------+</text:p>
      <text:p text:style-name="P2">| <text:s text:c="3"/>1 | Ajay | 76.84 | SY <text:s text:c="3"/>| <text:s text:c="2"/>18 | Pune <text:s text:c="3"/>|</text:p>
      <text:p text:style-name="P2">| <text:s text:c="3"/>3 | Amar | 77.28 | FY <text:s text:c="3"/>| <text:s text:c="2"/>18 | Pune <text:s text:c="3"/>|</text:p>
      <text:p text:style-name="P2">| <text:s text:c="3"/>4 | Rani | 60.39 | FY <text:s text:c="3"/>| <text:s text:c="2"/>20 | Mumbai <text:s/>|</text:p>
      <text:p text:style-name="P2">| <text:s text:c="3"/>6 | Raju | 65.73 | TY <text:s text:c="3"/>| <text:s text:c="2"/>19 | Mumbai <text:s/>|</text:p>
      <text:p text:style-name="P2">| <text:s text:c="3"/>7 | Riya | 67.28 | TY <text:s text:c="3"/>| <text:s text:c="2"/>20 | Pune <text:s text:c="3"/>|</text:p>
      <text:p text:style-name="P2">+------+------+-------+-------+------+---------+</text:p>
      <text:p text:style-name="P2">5 rows in set (0.00 sec)</text:p>
      <text:p text:style-name="P2"/>
      <text:p text:style-name="P2">mysql&gt; select * from student where name like '_a%';</text:p>
      <text:p text:style-name="P2">+------+--------+-------+-------+------+---------+</text:p>
      <text:p text:style-name="P2">| roll | name <text:s text:c="2"/>| marks | class | age <text:s/>| address |</text:p>
      <text:p text:style-name="P2">+------+--------+-------+-------+------+---------+</text:p>
      <text:p text:style-name="P2">| <text:s text:c="3"/>2 | Sanjay | 56.84 | FY <text:s text:c="3"/>| <text:s text:c="2"/>19 | Mumbai <text:s/>|</text:p>
      <text:p text:style-name="P2">| <text:s text:c="3"/>4 | Rani <text:s text:c="2"/>| 60.39 | FY <text:s text:c="3"/>| <text:s text:c="2"/>20 | Mumbai <text:s/>|</text:p>
      <text:p text:style-name="P2">| <text:s text:c="3"/>6 | Raju <text:s text:c="2"/>| 65.73 | TY <text:s text:c="3"/>| <text:s text:c="2"/>19 | Mumbai <text:s/>|</text:p>
      <text:p text:style-name="P2">+------+--------+-------+-------+------+---------+</text:p>
      <text:p text:style-name="P2">3 rows in set (0.00 sec)</text:p>
      <text:p text:style-name="P2"/>
      <text:p text:style-name="P2">mysql&gt; select * from student;</text:p>
      <text:p text:style-name="P2">+------+--------+-------+-------+------+---------+</text:p>
      <text:p text:style-name="P2">| roll | name <text:s text:c="2"/>| marks | class | age <text:s/>| address |</text:p>
      <text:p text:style-name="P2">+------+--------+-------+-------+------+---------+</text:p>
      <text:p text:style-name="P2">| <text:s text:c="3"/>1 | Ajay <text:s text:c="2"/>| 76.84 | SY <text:s text:c="3"/>| <text:s text:c="2"/>18 | Pune <text:s text:c="3"/>|</text:p>
      <text:p text:style-name="P2"><text:soft-page-break/>| <text:s text:c="3"/>2 | Sanjay | 56.84 | FY <text:s text:c="3"/>| <text:s text:c="2"/>19 | Mumbai <text:s/>|</text:p>
      <text:p text:style-name="P2">| <text:s text:c="3"/>3 | Amar <text:s text:c="2"/>| 77.28 | FY <text:s text:c="3"/>| <text:s text:c="2"/>18 | Pune <text:s text:c="3"/>|</text:p>
      <text:p text:style-name="P2">| <text:s text:c="3"/>4 | Rani <text:s text:c="2"/>| 60.39 | FY <text:s text:c="3"/>| <text:s text:c="2"/>20 | Mumbai <text:s/>|</text:p>
      <text:p text:style-name="P2">| <text:s text:c="3"/>5 | Anita <text:s/>| 74.73 | SY <text:s text:c="3"/>| <text:s text:c="2"/>19 | Nashik <text:s/>|</text:p>
      <text:p text:style-name="P2">| <text:s text:c="3"/>6 | Raju <text:s text:c="2"/>| 65.73 | TY <text:s text:c="3"/>| <text:s text:c="2"/>19 | Mumbai <text:s/>|</text:p>
      <text:p text:style-name="P2">| <text:s text:c="3"/>7 | Riya <text:s text:c="2"/>| 67.28 | TY <text:s text:c="3"/>| <text:s text:c="2"/>20 | Pune <text:s text:c="3"/>|</text:p>
      <text:p text:style-name="P2">+------+--------+-------+-------+------+---------+</text:p>
      <text:p text:style-name="P2">7 rows in set (0.00 sec)</text:p>
      <text:p text:style-name="P2"/>
      <text:p text:style-name="P2">mysql&gt; select * from student where name like 'R__i';</text:p>
      <text:p text:style-name="P2">+------+------+-------+-------+------+---------+</text:p>
      <text:p text:style-name="P2">| roll | name | marks | class | age <text:s/>| address |</text:p>
      <text:p text:style-name="P2">+------+------+-------+-------+------+---------+</text:p>
      <text:p text:style-name="P2">| <text:s text:c="3"/>4 | Rani | 60.39 | FY <text:s text:c="3"/>| <text:s text:c="2"/>20 | Mumbai <text:s/>|</text:p>
      <text:p text:style-name="P2">+------+------+-------+-------+------+---------+</text:p>
      <text:p text:style-name="P2">1 row in set (0.00 sec)</text:p>
      <text:p text:style-name="P2"/>
      <text:p text:style-name="P2">mysql&gt; select * from student where </text:p>
      <text:p text:style-name="P2">mysql&gt; select * from student where address like '_u%';</text:p>
      <text:p text:style-name="P2">+------+--------+-------+-------+------+---------+</text:p>
      <text:p text:style-name="P2">| roll | name <text:s text:c="2"/>| marks | class | age <text:s/>| address |</text:p>
      <text:p text:style-name="P2">+------+--------+-------+-------+------+---------+</text:p>
      <text:p text:style-name="P2">| <text:s text:c="3"/>1 | Ajay <text:s text:c="2"/>| 76.84 | SY <text:s text:c="3"/>| <text:s text:c="2"/>18 | Pune <text:s text:c="3"/>|</text:p>
      <text:p text:style-name="P2">| <text:s text:c="3"/>2 | Sanjay | 56.84 | FY <text:s text:c="3"/>| <text:s text:c="2"/>19 | Mumbai <text:s/>|</text:p>
      <text:p text:style-name="P2">| <text:s text:c="3"/>3 | Amar <text:s text:c="2"/>| 77.28 | FY <text:s text:c="3"/>| <text:s text:c="2"/>18 | Pune <text:s text:c="3"/>|</text:p>
      <text:p text:style-name="P2">| <text:s text:c="3"/>4 | Rani <text:s text:c="2"/>| 60.39 | FY <text:s text:c="3"/>| <text:s text:c="2"/>20 | Mumbai <text:s/>|</text:p>
      <text:p text:style-name="P2">| <text:s text:c="3"/>6 | Raju <text:s text:c="2"/>| 65.73 | TY <text:s text:c="3"/>| <text:s text:c="2"/>19 | Mumbai <text:s/>|</text:p>
      <text:p text:style-name="P2">| <text:s text:c="3"/>7 | Riya <text:s text:c="2"/>| 67.28 | TY <text:s text:c="3"/>| <text:s text:c="2"/>20 | Pune <text:s text:c="3"/>|</text:p>
      <text:p text:style-name="P2">+------+--------+-------+-------+------+---------+</text:p>
      <text:p text:style-name="P2">6 rows in set (0.00 sec)</text:p>
      <text:p text:style-name="P2"/>
      <text:p text:style-name="P2">mysql&gt; select * from student where address like '______';</text:p>
      <text:p text:style-name="P2">+------+--------+-------+-------+------+---------+</text:p>
      <text:p text:style-name="P2">| roll | name <text:s text:c="2"/>| marks | class | age <text:s/>| address |</text:p>
      <text:p text:style-name="P2">+------+--------+-------+-------+------+---------+</text:p>
      <text:p text:style-name="P2">| <text:s text:c="3"/>2 | Sanjay | 56.84 | FY <text:s text:c="3"/>| <text:s text:c="2"/>19 | Mumbai <text:s/>|</text:p>
      <text:p text:style-name="P2">| <text:s text:c="3"/>4 | Rani <text:s text:c="2"/>| 60.39 | FY <text:s text:c="3"/>| <text:s text:c="2"/>20 | Mumbai <text:s/>|</text:p>
      <text:p text:style-name="P2">| <text:s text:c="3"/>5 | Anita <text:s/>| 74.73 | SY <text:s text:c="3"/>| <text:s text:c="2"/>19 | Nashik <text:s/>|</text:p>
      <text:p text:style-name="P2">| <text:s text:c="3"/>6 | Raju <text:s text:c="2"/>| 65.73 | TY <text:s text:c="3"/>| <text:s text:c="2"/>19 | Mumbai <text:s/>|</text:p>
      <text:p text:style-name="P2">+------+--------+-------+-------+------+---------+</text:p>
      <text:p text:style-name="P2">4 rows in set (0.00 sec)</text:p>
      <text:p text:style-name="P2"/>
      <text:p text:style-name="P2">mysql&gt; select * from student where address like '%i%';</text:p>
      <text:p text:style-name="P2">+------+--------+-------+-------+------+---------+</text:p>
      <text:p text:style-name="P2">| roll | name <text:s text:c="2"/>| marks | class | age <text:s/>| address |</text:p>
      <text:p text:style-name="P2">+------+--------+-------+-------+------+---------+</text:p>
      <text:p text:style-name="P2">| <text:s text:c="3"/>2 | Sanjay | 56.84 | FY <text:s text:c="3"/>| <text:s text:c="2"/>19 | Mumbai <text:s/>|</text:p>
      <text:p text:style-name="P2">| <text:s text:c="3"/>4 | Rani <text:s text:c="2"/>| 60.39 | FY <text:s text:c="3"/>| <text:s text:c="2"/>20 | Mumbai <text:s/>|</text:p>
      <text:p text:style-name="P2">| <text:s text:c="3"/>5 | Anita <text:s/>| 74.73 | SY <text:s text:c="3"/>| <text:s text:c="2"/>19 | Nashik <text:s/>|</text:p>
      <text:p text:style-name="P2">| <text:s text:c="3"/>6 | Raju <text:s text:c="2"/>| 65.73 | TY <text:s text:c="3"/>| <text:s text:c="2"/>19 | Mumbai <text:s/>|</text:p>
      <text:p text:style-name="P2">+------+--------+-------+-------+------+---------+</text:p>
      <text:p text:style-name="P2">4 rows in set (0.00 sec)</text:p>
      <text:p text:style-name="P2"/>
      <text:p text:style-name="P2"><text:soft-page-break/>mysql&gt; </text:p>
      <text:p text:style-name="P2">mysql&gt; select distinct class from student;</text:p>
      <text:p text:style-name="P2">+-------+</text:p>
      <text:p text:style-name="P2">| class |</text:p>
      <text:p text:style-name="P2">+-------+</text:p>
      <text:p text:style-name="P2">| SY <text:s text:c="3"/>|</text:p>
      <text:p text:style-name="P2">| FY <text:s text:c="3"/>|</text:p>
      <text:p text:style-name="P2">| TY <text:s text:c="3"/>|</text:p>
      <text:p text:style-name="P2">+-------+</text:p>
      <text:p text:style-name="P2">3 rows in set (0.00 sec)</text:p>
      <text:p text:style-name="P2"/>
      <text:p text:style-name="P2">mysql&gt; select class from student group by class;</text:p>
      <text:p text:style-name="P2">+-------+</text:p>
      <text:p text:style-name="P2">| class |</text:p>
      <text:p text:style-name="P2">+-------+</text:p>
      <text:p text:style-name="P2">| SY <text:s text:c="3"/>|</text:p>
      <text:p text:style-name="P2">| FY <text:s text:c="3"/>|</text:p>
      <text:p text:style-name="P2">| TY <text:s text:c="3"/>|</text:p>
      <text:p text:style-name="P2">+-------+</text:p>
      <text:p text:style-name="P2">3 rows in set (0.00 sec)</text:p>
      <text:p text:style-name="P2"/>
      <text:p text:style-name="P2">mysql&gt; select distinct age from student;</text:p>
      <text:p text:style-name="P2">+------+</text:p>
      <text:p text:style-name="P2">| age <text:s/>|</text:p>
      <text:p text:style-name="P2">+------+</text:p>
      <text:p text:style-name="P2">| <text:s text:c="2"/>18 |</text:p>
      <text:p text:style-name="P2">| <text:s text:c="2"/>19 |</text:p>
      <text:p text:style-name="P2">| <text:s text:c="2"/>20 |</text:p>
      <text:p text:style-name="P2">+------+</text:p>
      <text:p text:style-name="P2">3 rows in set (0.00 sec)</text:p>
      <text:p text:style-name="P2"/>
      <text:p text:style-name="P2">mysql&gt; </text:p>
      <text:p text:style-name="P2">mysql&gt; select avg(marks) from student;</text:p>
      <text:p text:style-name="P2">+-------------------+</text:p>
      <text:p text:style-name="P2">| avg(marks) <text:s text:c="7"/>|</text:p>
      <text:p text:style-name="P2">+-------------------+</text:p>
      <text:p text:style-name="P2">| 68.44142859322685 |</text:p>
      <text:p text:style-name="P2">+-------------------+</text:p>
      <text:p text:style-name="P2">1 row in set (0.11 sec)</text:p>
      <text:p text:style-name="P2"/>
      <text:p text:style-name="P2">mysql&gt; select * from student where marks &gt; (select avg(marks) from stu</text:p>
      <text:p text:style-name="P2">dent);</text:p>
      <text:p text:style-name="P2">+------+-------+-------+-------+------+---------+</text:p>
      <text:p text:style-name="P2">| roll | name <text:s/>| marks | class | age <text:s/>| address |</text:p>
      <text:p text:style-name="P2">+------+-------+-------+-------+------+---------+</text:p>
      <text:p text:style-name="P2">| <text:s text:c="3"/>1 | Ajay <text:s/>| 76.84 | SY <text:s text:c="3"/>| <text:s text:c="2"/>18 | Pune <text:s text:c="3"/>|</text:p>
      <text:p text:style-name="P2">| <text:s text:c="3"/>3 | Amar <text:s/>| 77.28 | FY <text:s text:c="3"/>| <text:s text:c="2"/>18 | Pune <text:s text:c="3"/>|</text:p>
      <text:p text:style-name="P2">| <text:s text:c="3"/>5 | Anita | 74.73 | SY <text:s text:c="3"/>| <text:s text:c="2"/>19 | Nashik <text:s/>|</text:p>
      <text:p text:style-name="P2">+------+-------+-------+-------+------+---------+</text:p>
      <text:p text:style-name="P2">3 rows in set (0.11 sec)</text:p>
      <text:p text:style-name="P2"/>
      <text:p text:style-name="P2">mysql&gt; select avg(marks) from student;</text:p>
      <text:p text:style-name="P2"><text:soft-page-break/>+-------------------+</text:p>
      <text:p text:style-name="P2">| avg(marks) <text:s text:c="7"/>|</text:p>
      <text:p text:style-name="P2">+-------------------+</text:p>
      <text:p text:style-name="P2">| 68.44142859322685 |</text:p>
      <text:p text:style-name="P2">+-------------------+</text:p>
      <text:p text:style-name="P2">1 row in set (0.00 sec)</text:p>
      <text:p text:style-name="P2"/>
      <text:p text:style-name="P2">mysql&gt; update student set marks = marks + 1.05 where marks &lt; (select a</text:p>
      <text:p text:style-name="P2">vg(marks) from student);</text:p>
      <text:p text:style-name="P2">ERROR 1093 (HY000): You can't specify target table 'student' for update in FROM clause</text:p>
      <text:p text:style-name="P2">mysql&gt; select avg(marks) from student;</text:p>
      <text:p text:style-name="P2">+-------------------+</text:p>
      <text:p text:style-name="P2">| avg(marks) <text:s text:c="7"/>|</text:p>
      <text:p text:style-name="P2">+-------------------+</text:p>
      <text:p text:style-name="P2">| 68.44142859322685 |</text:p>
      <text:p text:style-name="P2">+-------------------+</text:p>
      <text:p text:style-name="P2">1 row in set (0.00 sec)</text:p>
      <text:p text:style-name="P2"/>
      <text:p text:style-name="P2">mysql&gt; ^DBye</text:p>
      <text:p text:style-name="P2">mitu@skillologies:~$ </text:p>
      <text:p text:style-name="P2">mitu@skillologies:~$ mysql -u root -p</text:p>
      <text:p text:style-name="P2">Enter password: </text:p>
      <text:p text:style-name="P2">Welcome to the MySQL monitor. <text:s/>Commands end with ; or \g.</text:p>
      <text:p text:style-name="P2">Your MySQL connection id is 10</text:p>
      <text:p text:style-name="P2">Server version: 8.0.32-0ubuntu0.20.04.2 (Ubuntu)</text:p>
      <text:p text:style-name="P2"/>
      <text:p text:style-name="P2">Copyright (c) 2000, 2023, Oracle and/or its affiliates.</text:p>
      <text:p text:style-name="P2"/>
      <text:p text:style-name="P2">Oracle is a registered trademark of Oracle Corporation and/or its</text:p>
      <text:p text:style-name="P2">affiliates. Other names may be trademarks of their respective</text:p>
      <text:p text:style-name="P2">owners.</text:p>
      <text:p text:style-name="P2"/>
      <text:p text:style-name="P2">Type 'help;' or '\h' for help. Type '\c' to clear the current input statement.</text:p>
      <text:p text:style-name="P2"/>
      <text:p text:style-name="P2">mysql&gt; select * from student;</text:p>
      <text:p text:style-name="P2">ERROR 1046 (3D000): No database selected</text:p>
      <text:p text:style-name="P2">mysql&gt; select * from pgdbda.student;</text:p>
      <text:p text:style-name="P2">+------+--------+-------+-------+------+---------+</text:p>
      <text:p text:style-name="P2">| roll | name <text:s text:c="2"/>| marks | class | age <text:s/>| address |</text:p>
      <text:p text:style-name="P2">+------+--------+-------+-------+------+---------+</text:p>
      <text:p text:style-name="P2">| <text:s text:c="3"/>1 | Ajay <text:s text:c="2"/>| 76.84 | SY <text:s text:c="3"/>| <text:s text:c="2"/>18 | Pune <text:s text:c="3"/>|</text:p>
      <text:p text:style-name="P2">| <text:s text:c="3"/>2 | Sanjay | 56.84 | FY <text:s text:c="3"/>| <text:s text:c="2"/>19 | Mumbai <text:s/>|</text:p>
      <text:p text:style-name="P2">| <text:s text:c="3"/>3 | Amar <text:s text:c="2"/>| 77.28 | FY <text:s text:c="3"/>| <text:s text:c="2"/>18 | Pune <text:s text:c="3"/>|</text:p>
      <text:p text:style-name="P2">| <text:s text:c="3"/>4 | Rani <text:s text:c="2"/>| 60.39 | FY <text:s text:c="3"/>| <text:s text:c="2"/>20 | Mumbai <text:s/>|</text:p>
      <text:p text:style-name="P2">| <text:s text:c="3"/>5 | Anita <text:s/>| 74.73 | SY <text:s text:c="3"/>| <text:s text:c="2"/>19 | Nashik <text:s/>|</text:p>
      <text:p text:style-name="P2">| <text:s text:c="3"/>6 | Raju <text:s text:c="2"/>| 65.73 | TY <text:s text:c="3"/>| <text:s text:c="2"/>19 | Mumbai <text:s/>|</text:p>
      <text:p text:style-name="P2">| <text:s text:c="3"/>7 | Riya <text:s text:c="2"/>| 67.28 | TY <text:s text:c="3"/>| <text:s text:c="2"/>20 | Pune <text:s text:c="3"/>|</text:p>
      <text:p text:style-name="P2">+------+--------+-------+-------+------+---------+</text:p>
      <text:p text:style-name="P2">7 rows in set (0.00 sec)</text:p>
      <text:p text:style-name="P2"/>
      <text:p text:style-name="P2"><text:soft-page-break/>mysql&gt; </text:p>
      <text:p text:style-name="P2">mysql&gt; create database demo;</text:p>
      <text:p text:style-name="P2">Query OK, 1 row affected (0.51 sec)</text:p>
      <text:p text:style-name="P2"/>
      <text:p text:style-name="P2">mysql&gt; use demo;</text:p>
      <text:p text:style-name="P2">Database changed</text:p>
      <text:p text:style-name="P2">mysql&gt; select database();</text:p>
      <text:p text:style-name="P2">+------------+</text:p>
      <text:p text:style-name="P2">| database() |</text:p>
      <text:p text:style-name="P2">+------------+</text:p>
      <text:p text:style-name="P2">| demo <text:s text:c="6"/>|</text:p>
      <text:p text:style-name="P2">+------------+</text:p>
      <text:p text:style-name="P2">1 row in set (0.00 sec)</text:p>
      <text:p text:style-name="P2"/>
      <text:p text:style-name="P2">mysql&gt; select * from pgdbda.student;</text:p>
      <text:p text:style-name="P2">+------+--------+-------+-------+------+---------+</text:p>
      <text:p text:style-name="P2">| roll | name <text:s text:c="2"/>| marks | class | age <text:s/>| address |</text:p>
      <text:p text:style-name="P2">+------+--------+-------+-------+------+---------+</text:p>
      <text:p text:style-name="P2">| <text:s text:c="3"/>1 | Ajay <text:s text:c="2"/>| 76.84 | SY <text:s text:c="3"/>| <text:s text:c="2"/>18 | Pune <text:s text:c="3"/>|</text:p>
      <text:p text:style-name="P2">| <text:s text:c="3"/>2 | Sanjay | 56.84 | FY <text:s text:c="3"/>| <text:s text:c="2"/>19 | Mumbai <text:s/>|</text:p>
      <text:p text:style-name="P2">| <text:s text:c="3"/>3 | Amar <text:s text:c="2"/>| 77.28 | FY <text:s text:c="3"/>| <text:s text:c="2"/>18 | Pune <text:s text:c="3"/>|</text:p>
      <text:p text:style-name="P2">| <text:s text:c="3"/>4 | Rani <text:s text:c="2"/>| 60.39 | FY <text:s text:c="3"/>| <text:s text:c="2"/>20 | Mumbai <text:s/>|</text:p>
      <text:p text:style-name="P2">| <text:s text:c="3"/>5 | Anita <text:s/>| 74.73 | SY <text:s text:c="3"/>| <text:s text:c="2"/>19 | Nashik <text:s/>|</text:p>
      <text:p text:style-name="P2">| <text:s text:c="3"/>6 | Raju <text:s text:c="2"/>| 65.73 | TY <text:s text:c="3"/>| <text:s text:c="2"/>19 | Mumbai <text:s/>|</text:p>
      <text:p text:style-name="P2">| <text:s text:c="3"/>7 | Riya <text:s text:c="2"/>| 67.28 | TY <text:s text:c="3"/>| <text:s text:c="2"/>20 | Pune <text:s text:c="3"/>|</text:p>
      <text:p text:style-name="P2">+------+--------+-------+-------+------+---------+</text:p>
      <text:p text:style-name="P2">7 rows in set (0.00 sec)</text:p>
      <text:p text:style-name="P2"/>
      <text:p text:style-name="P2">mysql&gt; create table mydata select * from pgdbda.student;</text:p>
      <text:p text:style-name="P2">Query OK, 7 rows affected (0.61 sec)</text:p>
      <text:p text:style-name="P2">Records: 7 <text:s/>Duplicates: 0 <text:s/>Warnings: 0</text:p>
      <text:p text:style-name="P2"/>
      <text:p text:style-name="P2">mysql&gt; select * from mydata;</text:p>
      <text:p text:style-name="P2">+------+--------+-------+-------+------+---------+</text:p>
      <text:p text:style-name="P2">| roll | name <text:s text:c="2"/>| marks | class | age <text:s/>| address |</text:p>
      <text:p text:style-name="P2">+------+--------+-------+-------+------+---------+</text:p>
      <text:p text:style-name="P2">| <text:s text:c="3"/>1 | Ajay <text:s text:c="2"/>| 76.84 | SY <text:s text:c="3"/>| <text:s text:c="2"/>18 | Pune <text:s text:c="3"/>|</text:p>
      <text:p text:style-name="P2">| <text:s text:c="3"/>2 | Sanjay | 56.84 | FY <text:s text:c="3"/>| <text:s text:c="2"/>19 | Mumbai <text:s/>|</text:p>
      <text:p text:style-name="P2">| <text:s text:c="3"/>3 | Amar <text:s text:c="2"/>| 77.28 | FY <text:s text:c="3"/>| <text:s text:c="2"/>18 | Pune <text:s text:c="3"/>|</text:p>
      <text:p text:style-name="P2">| <text:s text:c="3"/>4 | Rani <text:s text:c="2"/>| 60.39 | FY <text:s text:c="3"/>| <text:s text:c="2"/>20 | Mumbai <text:s/>|</text:p>
      <text:p text:style-name="P2">| <text:s text:c="3"/>5 | Anita <text:s/>| 74.73 | SY <text:s text:c="3"/>| <text:s text:c="2"/>19 | Nashik <text:s/>|</text:p>
      <text:p text:style-name="P2">| <text:s text:c="3"/>6 | Raju <text:s text:c="2"/>| 65.73 | TY <text:s text:c="3"/>| <text:s text:c="2"/>19 | Mumbai <text:s/>|</text:p>
      <text:p text:style-name="P2">| <text:s text:c="3"/>7 | Riya <text:s text:c="2"/>| 67.28 | TY <text:s text:c="3"/>| <text:s text:c="2"/>20 | Pune <text:s text:c="3"/>|</text:p>
      <text:p text:style-name="P2">+------+--------+-------+-------+------+---------+</text:p>
      <text:p text:style-name="P2">7 rows in set (0.00 sec)</text:p>
      <text:p text:style-name="P2"/>
      <text:p text:style-name="P2">mysql&gt; show tables;</text:p>
      <text:p text:style-name="P2">+----------------+</text:p>
      <text:p text:style-name="P2">| Tables_in_demo |</text:p>
      <text:p text:style-name="P2">+----------------+</text:p>
      <text:p text:style-name="P2">| mydata <text:s text:c="8"/>|</text:p>
      <text:p text:style-name="P2">+----------------+</text:p>
      <text:p text:style-name="P2">1 row in set (0.01 sec)</text:p>
      <text:p text:style-name="P2"><text:soft-page-break/></text:p>
      <text:p text:style-name="P2">mysql&gt; update mydata set marks = marks + 1.05 where marks &lt; (select avg(mar</text:p>
      <text:p text:style-name="P2">ks) from pgdbda.student);</text:p>
      <text:p text:style-name="P2">Query OK, 4 rows affected (0.24 sec)</text:p>
      <text:p text:style-name="P2">Rows matched: 4 <text:s/>Changed: 4 <text:s/>Warnings: 0</text:p>
      <text:p text:style-name="P2"/>
      <text:p text:style-name="P2"/>
      <text:p text:style-name="P2">mysql&gt; create table customer </text:p>
      <text:p text:style-name="P2"><text:s text:c="4"/>-&gt; (cust_id tinyint, name varchar(10), </text:p>
      <text:p text:style-name="P2"><text:s text:c="4"/>-&gt; occupation varchar(10), age tinyint);</text:p>
      <text:p text:style-name="P2">Query OK, 0 rows affected (1.26 sec)</text:p>
      <text:p text:style-name="P2"/>
      <text:p text:style-name="P2">mysql&gt; create table order</text:p>
      <text:p text:style-name="P2"><text:s text:c="4"/>-&gt; (order_id tinyint, cust_id tinyint,</text:p>
      <text:p text:style-name="P2"><text:s text:c="4"/>-&gt; prod_name varchar(10), order_date date);</text:p>
      <text:p text:style-name="P2">ERROR 1064 (42000): You have an error in your SQL syntax; check the manual that corresponds to your MySQL server version for the right syntax to use near 'order</text:p>
      <text:p text:style-name="P2">(order_id tinyint, cust_id tinyint,</text:p>
      <text:p text:style-name="P2">prod_name varchar(10), order_date date' at line 1</text:p>
      <text:p text:style-name="P2">mysql&gt; create table orders (order_id tinyint, cust_id tinyint, prod_name varchar(10), order_date date);</text:p>
      <text:p text:style-name="P2">Query OK, 0 rows affected (1.14 sec)</text:p>
      <text:p text:style-name="P2"/>
      <text:p text:style-name="P2">mysql&gt; insert into customer values (101,'Anil','Teacher',34);</text:p>
      <text:p text:style-name="P2">Query OK, 1 row affected (0.55 sec)</text:p>
      <text:p text:style-name="P2"/>
      <text:p text:style-name="P2">mysql&gt; insert into customer values (102,'Sunil','Doctor',25);</text:p>
      <text:p text:style-name="P2">Query OK, 1 row affected (0.17 sec)</text:p>
      <text:p text:style-name="P2"/>
      <text:p text:style-name="P2">mysql&gt; insert into customer values (103,'Rima','Engineer',28);</text:p>
      <text:p text:style-name="P2">Query OK, 1 row affected (0.11 sec)</text:p>
      <text:p text:style-name="P2"/>
      <text:p text:style-name="P2">mysql&gt; insert into customer values (104,'Siya','Trainer',34);</text:p>
      <text:p text:style-name="P2">Query OK, 1 row affected (0.16 sec)</text:p>
      <text:p text:style-name="P2"/>
      <text:p text:style-name="P2">mysql&gt; insert into orders values (1,103,'Chair','2022-04-23');</text:p>
      <text:p text:style-name="P2">Query OK, 1 row affected (0.17 sec)</text:p>
      <text:p text:style-name="P2"/>
      <text:p text:style-name="P2">mysql&gt; insert into orders values (2,101,'Books','2022-06-02');</text:p>
      <text:p text:style-name="P2">Query OK, 1 row affected (0.23 sec)</text:p>
      <text:p text:style-name="P2"/>
      <text:p text:style-name="P2">mysql&gt; insert into orders values (3,104,'Tables','2023-03-02');</text:p>
      <text:p text:style-name="P2">Query OK, 1 row affected (0.17 sec)</text:p>
      <text:p text:style-name="P2"/>
      <text:p text:style-name="P2">mysql&gt; select * from customer;</text:p>
      <text:p text:style-name="P2">+---------+-------+------------+------+</text:p>
      <text:p text:style-name="P2">| cust_id | name <text:s/>| occupation | age <text:s/>|</text:p>
      <text:p text:style-name="P2">+---------+-------+------------+------+</text:p>
      <text:p text:style-name="P2">| <text:s text:c="4"/>101 | Anil <text:s/>| Teacher <text:s text:c="3"/>| <text:s text:c="2"/>34 |</text:p>
      <text:p text:style-name="P2">| <text:s text:c="4"/>102 | Sunil | Doctor <text:s text:c="4"/>| <text:s text:c="2"/>25 |</text:p>
      <text:p text:style-name="P2">| <text:s text:c="4"/>103 | Rima <text:s/>| Engineer <text:s text:c="2"/>| <text:s text:c="2"/>28 |</text:p>
      <text:p text:style-name="P2"><text:soft-page-break/>| <text:s text:c="4"/>104 | Siya <text:s/>| Trainer <text:s text:c="3"/>| <text:s text:c="2"/>34 |</text:p>
      <text:p text:style-name="P2">+---------+-------+------------+------+</text:p>
      <text:p text:style-name="P2">4 rows in set (0.00 sec)</text:p>
      <text:p text:style-name="P2"/>
      <text:p text:style-name="P2">mysql&gt; select * from orders;</text:p>
      <text:p text:style-name="P2">+----------+---------+-----------+------------+</text:p>
      <text:p text:style-name="P2">| order_id | cust_id | prod_name | order_date |</text:p>
      <text:p text:style-name="P2">+----------+---------+-----------+------------+</text:p>
      <text:p text:style-name="P2">| <text:s text:c="7"/>1 | <text:s text:c="4"/>103 | Chair <text:s text:c="4"/>| 2022-04-23 |</text:p>
      <text:p text:style-name="P2">| <text:s text:c="7"/>2 | <text:s text:c="4"/>101 | Books <text:s text:c="4"/>| 2022-06-02 |</text:p>
      <text:p text:style-name="P2">| <text:s text:c="7"/>3 | <text:s text:c="4"/>104 | Tables <text:s text:c="3"/>| 2023-03-02 |</text:p>
      <text:p text:style-name="P2">+----------+---------+-----------+------------+</text:p>
      <text:p text:style-name="P2">3 rows in set (0.00 sec)</text:p>
      <text:p text:style-name="P2"/>
      <text:p text:style-name="P2">mysql&gt; select name, occupation, age from customer c where exists (select * from orders o where c.cust_id = o.cust_id);</text:p>
      <text:p text:style-name="P2">+------+------------+------+</text:p>
      <text:p text:style-name="P2">| name | occupation | age <text:s/>|</text:p>
      <text:p text:style-name="P2">+------+------------+------+</text:p>
      <text:p text:style-name="P2">| Anil | Teacher <text:s text:c="3"/>| <text:s text:c="2"/>34 |</text:p>
      <text:p text:style-name="P2">| Rima | Engineer <text:s text:c="2"/>| <text:s text:c="2"/>28 |</text:p>
      <text:p text:style-name="P2">| Siya | Trainer <text:s text:c="3"/>| <text:s text:c="2"/>34 |</text:p>
      <text:p text:style-name="P2">+------+------------+------+</text:p>
      <text:p text:style-name="P2">3 rows in set (0.00 sec)</text:p>
      <text:p text:style-name="P2"/>
      <text:p text:style-name="P2">mysql&gt; select c.name, c.occupation, .cage from customer c where ex</text:p>
      <text:p text:style-name="P2">ists (select * from orders o where c.cust_id = o.cust_id);</text:p>
      <text:p text:style-name="P2">ERROR 1064 (42000): You have an error in your SQL syntax; check the manual that corresponds to your MySQL server version for the right syntax to use near '.cage from customer c where exists (select * from orders o where c.cust_id = o.c' at line 1</text:p>
      <text:p text:style-name="P2">mysql&gt; </text:p>
      <text:p text:style-name="P2">mysql&gt; select c.name, c.occupation, c.age from customer c where exists (select * from orders o where c.cust_id = o.cust_id);</text:p>
      <text:p text:style-name="P2">+------+------------+------+</text:p>
      <text:p text:style-name="P2">| name | occupation | age <text:s/>|</text:p>
      <text:p text:style-name="P2">+------+------------+------+</text:p>
      <text:p text:style-name="P2">| Anil | Teacher <text:s text:c="3"/>| <text:s text:c="2"/>34 |</text:p>
      <text:p text:style-name="P2">| Rima | Engineer <text:s text:c="2"/>| <text:s text:c="2"/>28 |</text:p>
      <text:p text:style-name="P2">| Siya | Trainer <text:s text:c="3"/>| <text:s text:c="2"/>34 |</text:p>
      <text:p text:style-name="P2">+------+------------+------+</text:p>
      <text:p text:style-name="P2">3 rows in set (0.00 sec)</text:p>
      <text:p text:style-name="P2"/>
      <text:p text:style-name="P2">mysql&gt; select c.name, c.occupation, c.age, o.prod_name from custom</text:p>
      <text:p text:style-name="P2">er c where exists (select * from orders o where c.cust_id = o.cust</text:p>
      <text:p text:style-name="P2">_id);</text:p>
      <text:p text:style-name="P2">ERROR 1054 (42S22): Unknown column 'o.prod_name' in 'field list'</text:p>
      <text:p text:style-name="P2">mysql&gt; select c.name, c.occupation, c.age, o.order_date from custo</text:p>
      <text:p text:style-name="P2">mer c where exists (select * from orders o where c.cust_id = o.cus</text:p>
      <text:p text:style-name="P2">t_id);</text:p>
      <text:p text:style-name="P2">ERROR 1054 (42S22): Unknown column 'o.order_date' in 'field list'</text:p>
      <text:p text:style-name="P2">mysql&gt; </text:p>
      <text:p text:style-name="P2"><text:soft-page-break/>mysql&gt; select c.name, c.occupation, c.age from customer c where exists (select * from orders o where c.cust_id = o.cust_id);</text:p>
      <text:p text:style-name="P2">+------+------------+------+</text:p>
      <text:p text:style-name="P2">| name | occupation | age <text:s/>|</text:p>
      <text:p text:style-name="P2">+------+------------+------+</text:p>
      <text:p text:style-name="P2">| Anil | Teacher <text:s text:c="3"/>| <text:s text:c="2"/>34 |</text:p>
      <text:p text:style-name="P2">| Rima | Engineer <text:s text:c="2"/>| <text:s text:c="2"/>28 |</text:p>
      <text:p text:style-name="P2">| Siya | Trainer <text:s text:c="3"/>| <text:s text:c="2"/>34 |</text:p>
      <text:p text:style-name="P2">+------+------------+------+</text:p>
      <text:p text:style-name="P2">3 rows in set (0.00 sec)</text:p>
      <text:p text:style-name="P2"/>
      <text:p text:style-name="P2">mysql&gt; select name, occupation, age from customer c where not exis</text:p>
      <text:p text:style-name="P2">ts (select * from orders o where c.cust_id = o.cust_id);</text:p>
      <text:p text:style-name="P2">+-------+------------+------+</text:p>
      <text:p text:style-name="P2">| name <text:s/>| occupation | age <text:s/>|</text:p>
      <text:p text:style-name="P2">+-------+------------+------+</text:p>
      <text:p text:style-name="P2">| Sunil | Doctor <text:s text:c="4"/>| <text:s text:c="2"/>25 |</text:p>
      <text:p text:style-name="P2">+-------+------------+------+</text:p>
      <text:p text:style-name="P2">1 row in set (0.00 sec)</text:p>
      <text:p text:style-name="P2"/>
      <text:p text:style-name="P2">mysql&gt; select name, occupation, age from customer c where not exist <text:s text:c="44"/>t_id);</text:p>
      <text:p text:style-name="P2"/>
      <text:p text:style-name="P2">mysql&gt; create table result select name, occupation, age from custo</text:p>
      <text:p text:style-name="P2">mer c where not exists (select * from orders o where c.cust_id = o</text:p>
      <text:p text:style-name="P2">.cust_id);</text:p>
      <text:p text:style-name="P2">Query OK, 1 row affected (0.82 sec)</text:p>
      <text:p text:style-name="P2">Records: 1 <text:s/>Duplicates: 0 <text:s/>Warnings: 0</text:p>
      <text:p text:style-name="P2"/>
      <text:p text:style-name="P2">mysql&gt; select * from result;</text:p>
      <text:p text:style-name="P2">+-------+------------+------+</text:p>
      <text:p text:style-name="P2">| name <text:s/>| occupation | age <text:s/>|</text:p>
      <text:p text:style-name="P2">+-------+------------+------+</text:p>
      <text:p text:style-name="P2">| Sunil | Doctor <text:s text:c="4"/>| <text:s text:c="2"/>25 |</text:p>
      <text:p text:style-name="P2">+-------+------------+------+</text:p>
      <text:p text:style-name="P2">1 row in set (0.00 sec)</text:p>
      <text:p text:style-name="P2"/>
      <text:p text:style-name="P2">mysql&gt; create table employee </text:p>
      <text:p text:style-name="P2"><text:s text:c="4"/>-&gt; (emp_id tinyint, emp_name varchar(10),</text:p>
      <text:p text:style-name="P2"><text:s text:c="4"/>-&gt; emp_sal int);</text:p>
      <text:p text:style-name="P2">Query OK, 0 rows affected (1.94 sec)</text:p>
      <text:p text:style-name="P2"/>
      <text:p text:style-name="P2">mysql&gt; insert into employee values (102, 'Rakesh', 56000);</text:p>
      <text:p text:style-name="P2">Query OK, 1 row affected (0.17 sec)</text:p>
      <text:p text:style-name="P2"/>
      <text:p text:style-name="P2">mysql&gt; insert into employee values (105, 'Sanjay', 23500);</text:p>
      <text:p text:style-name="P2">Query OK, 1 row affected (0.16 sec)</text:p>
      <text:p text:style-name="P2"/>
      <text:p text:style-name="P2">mysql&gt; insert into employee values (104, 'Aman', 45900);</text:p>
      <text:p text:style-name="P2">Query OK, 1 row affected (1.27 sec)</text:p>
      <text:p text:style-name="P2"/>
      <text:p text:style-name="P2">mysql&gt; insert into employee values (107, 'Abhiman', 48900);</text:p>
      <text:p text:style-name="P2">Query OK, 1 row affected (0.50 sec)</text:p>
      <text:p text:style-name="P2"><text:soft-page-break/></text:p>
      <text:p text:style-name="P2">mysql&gt; select * from employee;</text:p>
      <text:p text:style-name="P2">+--------+----------+---------+</text:p>
      <text:p text:style-name="P2">| emp_id | emp_name | emp_sal |</text:p>
      <text:p text:style-name="P2">+--------+----------+---------+</text:p>
      <text:p text:style-name="P2">| <text:s text:c="3"/>102 | Rakesh <text:s text:c="2"/>| <text:s text:c="2"/>56000 |</text:p>
      <text:p text:style-name="P2">| <text:s text:c="3"/>105 | Sanjay <text:s text:c="2"/>| <text:s text:c="2"/>23500 |</text:p>
      <text:p text:style-name="P2">| <text:s text:c="3"/>104 | Aman <text:s text:c="4"/>| <text:s text:c="2"/>45900 |</text:p>
      <text:p text:style-name="P2">| <text:s text:c="3"/>107 | Abhiman <text:s/>| <text:s text:c="2"/>48900 |</text:p>
      <text:p text:style-name="P2">+--------+----------+---------+</text:p>
      <text:p text:style-name="P2">4 rows in set (0.00 sec)</text:p>
      <text:p text:style-name="P2"/>
      <text:p text:style-name="P2">mysql&gt; select * from employee where name like 'A%n';</text:p>
      <text:p text:style-name="P2">ERROR 1054 (42S22): Unknown column 'name' in 'where clause'</text:p>
      <text:p text:style-name="P2">mysql&gt; select * from employee where emp_name like 'A%n';</text:p>
      <text:p text:style-name="P2">+--------+----------+---------+</text:p>
      <text:p text:style-name="P2">| emp_id | emp_name | emp_sal |</text:p>
      <text:p text:style-name="P2">+--------+----------+---------+</text:p>
      <text:p text:style-name="P2">| <text:s text:c="3"/>104 | Aman <text:s text:c="4"/>| <text:s text:c="2"/>45900 |</text:p>
      <text:p text:style-name="P2">| <text:s text:c="3"/>107 | Abhiman <text:s/>| <text:s text:c="2"/>48900 |</text:p>
      <text:p text:style-name="P2">+--------+----------+---------+</text:p>
      <text:p text:style-name="P2">2 rows in set (0.00 sec)</text:p>
      <text:p text:style-name="P2"/>
      <text:p text:style-name="P2">mysql&gt; select * from employee where emp_name like 'A%n';</text:p>
      <text:p text:style-name="P2">+--------+----------+---------+</text:p>
      <text:p text:style-name="P2">| emp_id | emp_name | emp_sal |</text:p>
      <text:p text:style-name="P2">+--------+----------+---------+</text:p>
      <text:p text:style-name="P2">| <text:s text:c="3"/>104 | Aman <text:s text:c="4"/>| <text:s text:c="2"/>45900 |</text:p>
      <text:p text:style-name="P2">| <text:s text:c="3"/>107 | Abhiman <text:s/>| <text:s text:c="2"/>48900 |</text:p>
      <text:p text:style-name="P2">+--------+----------+---------+</text:p>
      <text:p text:style-name="P2">2 rows in set (0.00 sec)</text:p>
      <text:p text:style-name="P2"/>
      <text:p text:style-name="P2">mysql&gt; </text:p>
      <text:p text:style-name="P2">mysql&gt; show tables;</text:p>
      <text:p text:style-name="P2">+----------------+</text:p>
      <text:p text:style-name="P2">| Tables_in_demo |</text:p>
      <text:p text:style-name="P2">+----------------+</text:p>
      <text:p text:style-name="P2">| customer <text:s text:c="6"/>|</text:p>
      <text:p text:style-name="P2">| employee <text:s text:c="6"/>|</text:p>
      <text:p text:style-name="P2">| mydata <text:s text:c="8"/>|</text:p>
      <text:p text:style-name="P2">| orders <text:s text:c="8"/>|</text:p>
      <text:p text:style-name="P2">| result <text:s text:c="8"/>|</text:p>
      <text:p text:style-name="P2">+----------------+</text:p>
      <text:p text:style-name="P2">5 rows in set (0.00 sec)</text:p>
      <text:p text:style-name="P2"/>
      <text:p text:style-name="P2">mysql&gt; select * from customer;</text:p>
      <text:p text:style-name="P2">+---------+-------+------------+------+</text:p>
      <text:p text:style-name="P2">| cust_id | name <text:s/>| occupation | age <text:s/>|</text:p>
      <text:p text:style-name="P2">+---------+-------+------------+------+</text:p>
      <text:p text:style-name="P2">| <text:s text:c="4"/>101 | Anil <text:s/>| Teacher <text:s text:c="3"/>| <text:s text:c="2"/>34 |</text:p>
      <text:p text:style-name="P2">| <text:s text:c="4"/>102 | Sunil | Doctor <text:s text:c="4"/>| <text:s text:c="2"/>25 |</text:p>
      <text:p text:style-name="P2">| <text:s text:c="4"/>103 | Rima <text:s/>| Engineer <text:s text:c="2"/>| <text:s text:c="2"/>28 |</text:p>
      <text:p text:style-name="P2">| <text:s text:c="4"/>104 | Siya <text:s/>| Trainer <text:s text:c="3"/>| <text:s text:c="2"/>34 |</text:p>
      <text:p text:style-name="P2"><text:soft-page-break/>+---------+-------+------------+------+</text:p>
      <text:p text:style-name="P2">4 rows in set (0.01 sec)</text:p>
      <text:p text:style-name="P2"/>
      <text:p text:style-name="P2">mysql&gt; select * from orders;</text:p>
      <text:p text:style-name="P2">+----------+---------+-----------+------------+</text:p>
      <text:p text:style-name="P2">| order_id | cust_id | prod_name | order_date |</text:p>
      <text:p text:style-name="P2">+----------+---------+-----------+------------+</text:p>
      <text:p text:style-name="P2">| <text:s text:c="7"/>1 | <text:s text:c="4"/>103 | Chair <text:s text:c="4"/>| 2022-04-23 |</text:p>
      <text:p text:style-name="P2">| <text:s text:c="7"/>2 | <text:s text:c="4"/>101 | Books <text:s text:c="4"/>| 2022-06-02 |</text:p>
      <text:p text:style-name="P2">| <text:s text:c="7"/>3 | <text:s text:c="4"/>104 | Tables <text:s text:c="3"/>| 2023-03-02 |</text:p>
      <text:p text:style-name="P2">+----------+---------+-----------+------------+</text:p>
      <text:p text:style-name="P2">3 rows in set (0.00 sec)</text:p>
      <text:p text:style-name="P2"/>
      <text:p text:style-name="P2">mysql&gt; select c.cust_id, c.name, c.occupation, c.age from customer</text:p>
      <text:p text:style-name="P2"><text:s/>c inner join orders o on c.cust.id = o.cust.id;</text:p>
      <text:p text:style-name="P2">ERROR 1054 (42S22): Unknown column 'c.cust.id' in 'on clause'</text:p>
      <text:p text:style-name="P2">mysql&gt; </text:p>
      <text:p text:style-name="P2">mysql&gt; select c.cust_id, c.name, c.occupation, c.age from customer c inner join orders o on c.cust_id = o.cust_id;</text:p>
      <text:p text:style-name="P2">+---------+------+------------+------+</text:p>
      <text:p text:style-name="P2">| cust_id | name | occupation | age <text:s/>|</text:p>
      <text:p text:style-name="P2">+---------+------+------------+------+</text:p>
      <text:p text:style-name="P2">| <text:s text:c="4"/>101 | Anil | Teacher <text:s text:c="3"/>| <text:s text:c="2"/>34 |</text:p>
      <text:p text:style-name="P2">| <text:s text:c="4"/>103 | Rima | Engineer <text:s text:c="2"/>| <text:s text:c="2"/>28 |</text:p>
      <text:p text:style-name="P2">| <text:s text:c="4"/>104 | Siya | Trainer <text:s text:c="3"/>| <text:s text:c="2"/>34 |</text:p>
      <text:p text:style-name="P2">+---------+------+------------+------+</text:p>
      <text:p text:style-name="P2">3 rows in set (0.00 sec)</text:p>
      <text:p text:style-name="P2"/>
      <text:p text:style-name="P2">mysql&gt; select c.cust_id, c.name, c.occupation, c.age, o.prod_name, o.order_date from customer c inner join orders o on c.cust_id = o</text:p>
      <text:p text:style-name="P2">.cust_id;</text:p>
      <text:p text:style-name="P2">+---------+------+------------+------+-----------+------------+</text:p>
      <text:p text:style-name="P2">| cust_id | name | occupation | age <text:s/>| prod_name | order_date |</text:p>
      <text:p text:style-name="P2">+---------+------+------------+------+-----------+------------+</text:p>
      <text:p text:style-name="P2">| <text:s text:c="4"/>101 | Anil | Teacher <text:s text:c="3"/>| <text:s text:c="2"/>34 | Books <text:s text:c="4"/>| 2022-06-02 |</text:p>
      <text:p text:style-name="P2">| <text:s text:c="4"/>103 | Rima | Engineer <text:s text:c="2"/>| <text:s text:c="2"/>28 | Chair <text:s text:c="4"/>| 2022-04-23 |</text:p>
      <text:p text:style-name="P2">| <text:s text:c="4"/>104 | Siya | Trainer <text:s text:c="3"/>| <text:s text:c="2"/>34 | Tables <text:s text:c="3"/>| 2023-03-02 |</text:p>
      <text:p text:style-name="P2">+---------+------+------------+------+-----------+------------+</text:p>
      <text:p text:style-name="P2">3 rows in set (0.00 sec)</text:p>
      <text:p text:style-name="P2"/>
      <text:p text:style-name="P2">mysql&gt; select c.cust_id, c.name, c.occupation, c.age, o.prod_name, o.order_date from customer c inner join orders o on c.cust_id !=</text:p>
      <text:p text:style-name="P2">o.cust_id;</text:p>
      <text:p text:style-name="P2">+---------+-------+------------+------+-----------+------------+</text:p>
      <text:p text:style-name="P2">| cust_id | name <text:s/>| occupation | age <text:s/>| prod_name | order_date |</text:p>
      <text:p text:style-name="P2">+---------+-------+------------+------+-----------+------------+</text:p>
      <text:p text:style-name="P2">| <text:s text:c="4"/>101 | Anil <text:s/>| Teacher <text:s text:c="3"/>| <text:s text:c="2"/>34 | Tables <text:s text:c="3"/>| 2023-03-02 |</text:p>
      <text:p text:style-name="P2">| <text:s text:c="4"/>101 | Anil <text:s/>| Teacher <text:s text:c="3"/>| <text:s text:c="2"/>34 | Chair <text:s text:c="4"/>| 2022-04-23 |</text:p>
      <text:p text:style-name="P2">| <text:s text:c="4"/>102 | Sunil | Doctor <text:s text:c="4"/>| <text:s text:c="2"/>25 | Tables <text:s text:c="3"/>| 2023-03-02 |</text:p>
      <text:p text:style-name="P2">| <text:s text:c="4"/>102 | Sunil | Doctor <text:s text:c="4"/>| <text:s text:c="2"/>25 | Books <text:s text:c="4"/>| 2022-06-02 |</text:p>
      <text:p text:style-name="P2">| <text:s text:c="4"/>102 | Sunil | Doctor <text:s text:c="4"/>| <text:s text:c="2"/>25 | Chair <text:s text:c="4"/>| 2022-04-23 |</text:p>
      <text:p text:style-name="P2">| <text:s text:c="4"/>103 | Rima <text:s/>| Engineer <text:s text:c="2"/>| <text:s text:c="2"/>28 | Tables <text:s text:c="3"/>| 2023-03-02 |</text:p>
      <text:p text:style-name="P2">| <text:s text:c="4"/>103 | Rima <text:s/>| Engineer <text:s text:c="2"/>| <text:s text:c="2"/>28 | Books <text:s text:c="4"/>| 2022-06-02 |</text:p>
      <text:p text:style-name="P2"><text:soft-page-break/>| <text:s text:c="4"/>104 | Siya <text:s/>| Trainer <text:s text:c="3"/>| <text:s text:c="2"/>34 | Books <text:s text:c="4"/>| 2022-06-02 |</text:p>
      <text:p text:style-name="P2">| <text:s text:c="4"/>104 | Siya <text:s/>| Trainer <text:s text:c="3"/>| <text:s text:c="2"/>34 | Chair <text:s text:c="4"/>| 2022-04-23 |</text:p>
      <text:p text:style-name="P2">+---------+-------+------------+------+-----------+------------+</text:p>
      <text:p text:style-name="P2">9 rows in set (0.00 sec)</text:p>
      <text:p text:style-name="P2"/>
      <text:p text:style-name="P2">mysql&gt; </text:p>
      <text:p text:style-name="P2">mysql&gt; select * from customer;</text:p>
      <text:p text:style-name="P2">+---------+-------+------------+------+</text:p>
      <text:p text:style-name="P2">| cust_id | name <text:s/>| occupation | age <text:s/>|</text:p>
      <text:p text:style-name="P2">+---------+-------+------------+------+</text:p>
      <text:p text:style-name="P2">| <text:s text:c="4"/>101 | Anil <text:s/>| Teacher <text:s text:c="3"/>| <text:s text:c="2"/>34 |</text:p>
      <text:p text:style-name="P2">| <text:s text:c="4"/>102 | Sunil | Doctor <text:s text:c="4"/>| <text:s text:c="2"/>25 |</text:p>
      <text:p text:style-name="P2">| <text:s text:c="4"/>103 | Rima <text:s/>| Engineer <text:s text:c="2"/>| <text:s text:c="2"/>28 |</text:p>
      <text:p text:style-name="P2">| <text:s text:c="4"/>104 | Siya <text:s/>| Trainer <text:s text:c="3"/>| <text:s text:c="2"/>34 |</text:p>
      <text:p text:style-name="P2">+---------+-------+------------+------+</text:p>
      <text:p text:style-name="P2">4 rows in set (0.00 sec)</text:p>
      <text:p text:style-name="P2"/>
      <text:p text:style-name="P2">mysql&gt; select * from orders;</text:p>
      <text:p text:style-name="P2">+----------+---------+-----------+------------+</text:p>
      <text:p text:style-name="P2">| order_id | cust_id | prod_name | order_date |</text:p>
      <text:p text:style-name="P2">+----------+---------+-----------+------------+</text:p>
      <text:p text:style-name="P2">| <text:s text:c="7"/>1 | <text:s text:c="4"/>103 | Chair <text:s text:c="4"/>| 2022-04-23 |</text:p>
      <text:p text:style-name="P2">| <text:s text:c="7"/>2 | <text:s text:c="4"/>101 | Books <text:s text:c="4"/>| 2022-06-02 |</text:p>
      <text:p text:style-name="P2">| <text:s text:c="7"/>3 | <text:s text:c="4"/>104 | Tables <text:s text:c="3"/>| 2023-03-02 |</text:p>
      <text:p text:style-name="P2">+----------+---------+-----------+------------+</text:p>
      <text:p text:style-name="P2">3 rows in set (0.00 sec)</text:p>
      <text:p text:style-name="P2"/>
      <text:p text:style-name="P2">mysql&gt; insert into orders values(4,105,'Laptop','2023-02-05');</text:p>
      <text:p text:style-name="P2">Query OK, 1 row affected (0.10 sec)</text:p>
      <text:p text:style-name="P2"/>
      <text:p text:style-name="P2">mysql&gt; </text:p>
      <text:p text:style-name="P2">mysql&gt; select c.cust_id, c.name, c.occupation, c.age, o.prod_name, o.order_date from customer c left outer join orders o on c.cust_i</text:p>
      <text:p text:style-name="P2">d = o.cust_id;</text:p>
      <text:p text:style-name="P2">+---------+-------+------------+------+-----------+------------+</text:p>
      <text:p text:style-name="P2">| cust_id | name <text:s/>| occupation | age <text:s/>| prod_name | order_date |</text:p>
      <text:p text:style-name="P2">+---------+-------+------------+------+-----------+------------+</text:p>
      <text:p text:style-name="P2">| <text:s text:c="4"/>101 | Anil <text:s/>| Teacher <text:s text:c="3"/>| <text:s text:c="2"/>34 | Books <text:s text:c="4"/>| 2022-06-02 |</text:p>
      <text:p text:style-name="P2">| <text:s text:c="4"/>102 | Sunil | Doctor <text:s text:c="4"/>| <text:s text:c="2"/>25 | NULL <text:s text:c="5"/>| NULL <text:s text:c="6"/>|</text:p>
      <text:p text:style-name="P2">| <text:s text:c="4"/>103 | Rima <text:s/>| Engineer <text:s text:c="2"/>| <text:s text:c="2"/>28 | Chair <text:s text:c="4"/>| 2022-04-23 |</text:p>
      <text:p text:style-name="P2">| <text:s text:c="4"/>104 | Siya <text:s/>| Trainer <text:s text:c="3"/>| <text:s text:c="2"/>34 | Tables <text:s text:c="3"/>| 2023-03-02 |</text:p>
      <text:p text:style-name="P2">+---------+-------+------------+------+-----------+------------+</text:p>
      <text:p text:style-name="P2">4 rows in set (0.00 sec)</text:p>
      <text:p text:style-name="P2"/>
      <text:p text:style-name="P2">mysql&gt; select c.cust_id, c.name, c.occupation, c.age, o.prod_name, o.order_date from customer c right join orders o on c.cust_id = o.cust_id;</text:p>
      <text:p text:style-name="P2">+---------+------+------------+------+-----------+------------+</text:p>
      <text:p text:style-name="P2">| cust_id | name | occupation | age <text:s/>| prod_name | order_date |</text:p>
      <text:p text:style-name="P2">+---------+------+------------+------+-----------+------------+</text:p>
      <text:p text:style-name="P2">| <text:s text:c="4"/>103 | Rima | Engineer <text:s text:c="2"/>| <text:s text:c="2"/>28 | Chair <text:s text:c="4"/>| 2022-04-23 |</text:p>
      <text:p text:style-name="P2">| <text:s text:c="4"/>101 | Anil | Teacher <text:s text:c="3"/>| <text:s text:c="2"/>34 | Books <text:s text:c="4"/>| 2022-06-02 |</text:p>
      <text:p text:style-name="P2">| <text:s text:c="4"/>104 | Siya | Trainer <text:s text:c="3"/>| <text:s text:c="2"/>34 | Tables <text:s text:c="3"/>| 2023-03-02 |</text:p>
      <text:p text:style-name="P2"><text:soft-page-break/>| <text:s text:c="3"/>NULL | NULL | NULL <text:s text:c="6"/>| NULL | Laptop <text:s text:c="3"/>| 2023-02-05 |</text:p>
      <text:p text:style-name="P2">+---------+------+------------+------+-----------+------------+</text:p>
      <text:p text:style-name="P2">4 rows in set (0.00 sec)</text:p>
      <text:p text:style-name="P2"/>
      <text:p text:style-name="P2">mysql&gt; </text:p>
      <text:p text:style-name="P2">mysql&gt; select c.cust_id, c.name, c.occupation, c.age, o.prod_name, o.order_date from customer c cross join orders o;</text:p>
      <text:p text:style-name="P2">+---------+-------+------------+------+-----------+------------+</text:p>
      <text:p text:style-name="P2">| cust_id | name <text:s/>| occupation | age <text:s/>| prod_name | order_date |</text:p>
      <text:p text:style-name="P2">+---------+-------+------------+------+-----------+------------+</text:p>
      <text:p text:style-name="P2">| <text:s text:c="4"/>104 | Siya <text:s/>| Trainer <text:s text:c="3"/>| <text:s text:c="2"/>34 | Chair <text:s text:c="4"/>| 2022-04-23 |</text:p>
      <text:p text:style-name="P2">| <text:s text:c="4"/>103 | Rima <text:s/>| Engineer <text:s text:c="2"/>| <text:s text:c="2"/>28 | Chair <text:s text:c="4"/>| 2022-04-23 |</text:p>
      <text:p text:style-name="P2">| <text:s text:c="4"/>102 | Sunil | Doctor <text:s text:c="4"/>| <text:s text:c="2"/>25 | Chair <text:s text:c="4"/>| 2022-04-23 |</text:p>
      <text:p text:style-name="P2">| <text:s text:c="4"/>101 | Anil <text:s/>| Teacher <text:s text:c="3"/>| <text:s text:c="2"/>34 | Chair <text:s text:c="4"/>| 2022-04-23 |</text:p>
      <text:p text:style-name="P2">| <text:s text:c="4"/>104 | Siya <text:s/>| Trainer <text:s text:c="3"/>| <text:s text:c="2"/>34 | Books <text:s text:c="4"/>| 2022-06-02 |</text:p>
      <text:p text:style-name="P2">| <text:s text:c="4"/>103 | Rima <text:s/>| Engineer <text:s text:c="2"/>| <text:s text:c="2"/>28 | Books <text:s text:c="4"/>| 2022-06-02 |</text:p>
      <text:p text:style-name="P2">| <text:s text:c="4"/>102 | Sunil | Doctor <text:s text:c="4"/>| <text:s text:c="2"/>25 | Books <text:s text:c="4"/>| 2022-06-02 |</text:p>
      <text:p text:style-name="P2">| <text:s text:c="4"/>101 | Anil <text:s/>| Teacher <text:s text:c="3"/>| <text:s text:c="2"/>34 | Books <text:s text:c="4"/>| 2022-06-02 |</text:p>
      <text:p text:style-name="P2">| <text:s text:c="4"/>104 | Siya <text:s/>| Trainer <text:s text:c="3"/>| <text:s text:c="2"/>34 | Tables <text:s text:c="3"/>| 2023-03-02 |</text:p>
      <text:p text:style-name="P2">| <text:s text:c="4"/>103 | Rima <text:s/>| Engineer <text:s text:c="2"/>| <text:s text:c="2"/>28 | Tables <text:s text:c="3"/>| 2023-03-02 |</text:p>
      <text:p text:style-name="P2">| <text:s text:c="4"/>102 | Sunil | Doctor <text:s text:c="4"/>| <text:s text:c="2"/>25 | Tables <text:s text:c="3"/>| 2023-03-02 |</text:p>
      <text:p text:style-name="P2">| <text:s text:c="4"/>101 | Anil <text:s/>| Teacher <text:s text:c="3"/>| <text:s text:c="2"/>34 | Tables <text:s text:c="3"/>| 2023-03-02 |</text:p>
      <text:p text:style-name="P2">| <text:s text:c="4"/>104 | Siya <text:s/>| Trainer <text:s text:c="3"/>| <text:s text:c="2"/>34 | Laptop <text:s text:c="3"/>| 2023-02-05 |</text:p>
      <text:p text:style-name="P2">| <text:s text:c="4"/>103 | Rima <text:s/>| Engineer <text:s text:c="2"/>| <text:s text:c="2"/>28 | Laptop <text:s text:c="3"/>| 2023-02-05 |</text:p>
      <text:p text:style-name="P2">| <text:s text:c="4"/>102 | Sunil | Doctor <text:s text:c="4"/>| <text:s text:c="2"/>25 | Laptop <text:s text:c="3"/>| 2023-02-05 |</text:p>
      <text:p text:style-name="P2">| <text:s text:c="4"/>101 | Anil <text:s/>| Teacher <text:s text:c="3"/>| <text:s text:c="2"/>34 | Laptop <text:s text:c="3"/>| 2023-02-05 |</text:p>
      <text:p text:style-name="P2">+---------+-------+------------+------+-----------+------------+</text:p>
      <text:p text:style-name="P2">16 rows in set (0.00 sec)</text:p>
      <text:p text:style-name="P2"/>
      <text:p text:style-name="P2">mysql&gt; </text:p>
      <text:p text:style-name="P2">mysql&gt; use pgdbda;</text:p>
      <text:p text:style-name="P2">Reading table information for completion of table and column names</text:p>
      <text:p text:style-name="P2">You can turn off this feature to get a quicker startup with -A</text:p>
      <text:p text:style-name="P2"/>
      <text:p text:style-name="P2">Database changed</text:p>
      <text:p text:style-name="P2">mysql&gt;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ysql&gt; create table emp1 </text:p>
      <text:p text:style-name="P2"><text:s text:c="4"/>-&gt; (id int, name varchar(10), sal float);</text:p>
      <text:p text:style-name="P2">Query OK, 0 rows affected (1.07 sec)</text:p>
      <text:p text:style-name="P2"/>
      <text:p text:style-name="P2">mysql&gt; create table emp2 <text:s/>(id int, name varchar(10), sal float);</text:p>
      <text:p text:style-name="P2"><text:soft-page-break/>Query OK, 0 rows affected (0.82 sec)</text:p>
      <text:p text:style-name="P2"/>
      <text:p text:style-name="P2">mysql&gt; insert into emp1 values(101,'Vijaya',67000);</text:p>
      <text:p text:style-name="P2">Query OK, 1 row affected (0.57 sec)</text:p>
      <text:p text:style-name="P2"/>
      <text:p text:style-name="P2">mysql&gt; insert into emp1 values(102,'Pramod',34900);</text:p>
      <text:p text:style-name="P2">Query OK, 1 row affected (0.76 sec)</text:p>
      <text:p text:style-name="P2"/>
      <text:p text:style-name="P2">mysql&gt; insert into emp1 values(103,'Nitin',23890);</text:p>
      <text:p text:style-name="P2">Query OK, 1 row affected (0.29 sec)</text:p>
      <text:p text:style-name="P2"/>
      <text:p text:style-name="P2">mysql&gt; insert into emp1 values(104,'Priya',34500);</text:p>
      <text:p text:style-name="P2">Query OK, 1 row affected (0.13 sec)</text:p>
      <text:p text:style-name="P2"/>
      <text:p text:style-name="P2">mysql&gt; insert into emp2 values(105,'Pratap',78000);</text:p>
      <text:p text:style-name="P2">Query OK, 1 row affected (0.09 sec)</text:p>
      <text:p text:style-name="P2"/>
      <text:p text:style-name="P2">mysql&gt; insert into emp2 values(104,'Priya',34500);</text:p>
      <text:p text:style-name="P2">Query OK, 1 row affected (0.08 sec)</text:p>
      <text:p text:style-name="P2"/>
      <text:p text:style-name="P2">mysql&gt; insert into emp2 values(102,'Pramod',34900);</text:p>
      <text:p text:style-name="P2">Query OK, 1 row affected (0.11 sec)</text:p>
      <text:p text:style-name="P2"/>
      <text:p text:style-name="P2">mysql&gt; insert into emp2 values(106,'Rajan',45600);</text:p>
      <text:p text:style-name="P2">Query OK, 1 row affected (1.04 sec)</text:p>
      <text:p text:style-name="P2"/>
      <text:p text:style-name="P2">mysql&gt; select * from emp1;</text:p>
      <text:p text:style-name="P2">+------+--------+-------+</text:p>
      <text:p text:style-name="P2">| id <text:s text:c="2"/>| name <text:s text:c="2"/>| sal <text:s text:c="2"/>|</text:p>
      <text:p text:style-name="P2">+------+--------+-------+</text:p>
      <text:p text:style-name="P2">| <text:s/>101 | Vijaya | 67000 |</text:p>
      <text:p text:style-name="P2">| <text:s/>102 | Pramod | 34900 |</text:p>
      <text:p text:style-name="P2">| <text:s/>103 | Nitin <text:s/>| 23890 |</text:p>
      <text:p text:style-name="P2">| <text:s/>104 | Priya <text:s/>| 34500 |</text:p>
      <text:p text:style-name="P2">+------+--------+-------+</text:p>
      <text:p text:style-name="P2">4 rows in set (0.00 sec)</text:p>
      <text:p text:style-name="P2"/>
      <text:p text:style-name="P2">mysql&gt; select * from emp2;</text:p>
      <text:p text:style-name="P2">+------+--------+-------+</text:p>
      <text:p text:style-name="P2">| id <text:s text:c="2"/>| name <text:s text:c="2"/>| sal <text:s text:c="2"/>|</text:p>
      <text:p text:style-name="P2">+------+--------+-------+</text:p>
      <text:p text:style-name="P2">| <text:s/>105 | Pratap | 78000 |</text:p>
      <text:p text:style-name="P2">| <text:s/>104 | Priya <text:s/>| 34500 |</text:p>
      <text:p text:style-name="P2">| <text:s/>102 | Pramod | 34900 |</text:p>
      <text:p text:style-name="P2">| <text:s/>106 | Rajan <text:s/>| 45600 |</text:p>
      <text:p text:style-name="P2">+------+--------+-------+</text:p>
      <text:p text:style-name="P2">4 rows in set (0.00 sec)</text:p>
      <text:p text:style-name="P2"/>
      <text:p text:style-name="P2">mysql&gt; </text:p>
      <text:p text:style-name="P2">mysql&gt; select * from emp1 union select * from emp2;</text:p>
      <text:p text:style-name="P2">+------+--------+-------+</text:p>
      <text:p text:style-name="P2">| id <text:s text:c="2"/>| name <text:s text:c="2"/>| sal <text:s text:c="2"/>|</text:p>
      <text:p text:style-name="P2">+------+--------+-------+</text:p>
      <text:p text:style-name="P2"><text:soft-page-break/>| <text:s/>101 | Vijaya | 67000 |</text:p>
      <text:p text:style-name="P2">| <text:s/>102 | Pramod | 34900 |</text:p>
      <text:p text:style-name="P2">| <text:s/>103 | Nitin <text:s/>| 23890 |</text:p>
      <text:p text:style-name="P2">| <text:s/>104 | Priya <text:s/>| 34500 |</text:p>
      <text:p text:style-name="P2">| <text:s/>105 | Pratap | 78000 |</text:p>
      <text:p text:style-name="P2">| <text:s/>106 | Rajan <text:s/>| 45600 |</text:p>
      <text:p text:style-name="P2">+------+--------+-------+</text:p>
      <text:p text:style-name="P2">6 rows in set (0.01 sec)</text:p>
      <text:p text:style-name="P2"/>
      <text:p text:style-name="P2">mysql&gt; select * from emp1 intersection select * from emp2;</text:p>
      <text:p text:style-name="P2">ERROR 1064 (42000): You have an error in your SQL syntax; check the manual that corresponds to your MySQL server version for the right syntax to use near 'select * from emp2' at line 1</text:p>
      <text:p text:style-name="P2">mysql&gt; select * from emp1 intersect select * from emp2;</text:p>
      <text:p text:style-name="P2">+------+--------+-------+</text:p>
      <text:p text:style-name="P2">| id <text:s text:c="2"/>| name <text:s text:c="2"/>| sal <text:s text:c="2"/>|</text:p>
      <text:p text:style-name="P2">+------+--------+-------+</text:p>
      <text:p text:style-name="P2">| <text:s/>102 | Pramod | 34900 |</text:p>
      <text:p text:style-name="P2">| <text:s/>104 | Priya <text:s/>| 34500 |</text:p>
      <text:p text:style-name="P2">+------+--------+-------+</text:p>
      <text:p text:style-name="P2">2 rows in set (0.00 sec)</text:p>
      <text:p text:style-name="P2"/>
      <text:p text:style-name="P2">mysql&gt; create table new select * from emp1 intersect select * from</text:p>
      <text:p text:style-name="P2"><text:s/>emp2;</text:p>
      <text:p text:style-name="P2">Query OK, 2 rows affected (1.09 sec)</text:p>
      <text:p text:style-name="P2">Records: 2 <text:s/>Duplicates: 0 <text:s/>Warnings: 0</text:p>
      <text:p text:style-name="P2"/>
      <text:p text:style-name="P2">mysql&gt; </text:p>
      <text:p text:style-name="P2">mysql&gt; create table employee </text:p>
      <text:p text:style-name="P2"><text:s text:c="4"/>-&gt; (id int, name varchar(10), dept_id int);</text:p>
      <text:p text:style-name="P2">Query OK, 0 rows affected (1.07 sec)</text:p>
      <text:p text:style-name="P2"/>
      <text:p text:style-name="P2">mysql&gt; create table dept <text:s/>(dept_id int, department varchar(10));</text:p>
      <text:p text:style-name="P2">Query OK, 0 rows affected (0.48 sec)</text:p>
      <text:p text:style-name="P2"/>
      <text:p text:style-name="P2">mysql&gt; insert into employee values (1,'Amit',2);</text:p>
      <text:p text:style-name="P2">Query OK, 1 row affected (0.88 sec)</text:p>
      <text:p text:style-name="P2"/>
      <text:p text:style-name="P2">mysql&gt; insert into employee values (2,'Seeta',1);</text:p>
      <text:p text:style-name="P2">Query OK, 1 row affected (0.21 sec)</text:p>
      <text:p text:style-name="P2"/>
      <text:p text:style-name="P2">mysql&gt; insert into employee values (3,'Ali',2);</text:p>
      <text:p text:style-name="P2">Query OK, 1 row affected (0.52 sec)</text:p>
      <text:p text:style-name="P2"/>
      <text:p text:style-name="P2">mysql&gt; insert into employee values (4,'John',3);</text:p>
      <text:p text:style-name="P2">Query OK, 1 row affected (0.46 sec)</text:p>
      <text:p text:style-name="P2"/>
      <text:p text:style-name="P2">mysql&gt; insert into employee values (5,'Raj',1);</text:p>
      <text:p text:style-name="P2">Query OK, 1 row affected (0.69 sec)</text:p>
      <text:p text:style-name="P2"/>
      <text:p text:style-name="P2">mysql&gt; insert into dept values (1,'IT',);</text:p>
      <text:p text:style-name="P2"><text:soft-page-break/>ERROR 1064 (42000): You have an error in your SQL syntax; check the manual that corresponds to your MySQL server version for the right syntax to use near ')' at line 1</text:p>
      <text:p text:style-name="P2">mysql&gt; insert into dept values (1,'IT');</text:p>
      <text:p text:style-name="P2">Query OK, 1 row affected (0.57 sec)</text:p>
      <text:p text:style-name="P2"/>
      <text:p text:style-name="P2">mysql&gt; insert into dept values (2,'Systems');</text:p>
      <text:p text:style-name="P2">Query OK, 1 row affected (0.55 sec)</text:p>
      <text:p text:style-name="P2"/>
      <text:p text:style-name="P2">mysql&gt; insert into dept values (3,'Admin');</text:p>
      <text:p text:style-name="P2">Query OK, 1 row affected (0.20 sec)</text:p>
      <text:p text:style-name="P2"/>
      <text:p text:style-name="P2">mysql&gt; </text:p>
      <text:p text:style-name="P2">mysql&gt; select * from employee;</text:p>
      <text:p text:style-name="P2">+------+-------+---------+</text:p>
      <text:p text:style-name="P2">| id <text:s text:c="2"/>| name <text:s/>| dept_id |</text:p>
      <text:p text:style-name="P2">+------+-------+---------+</text:p>
      <text:p text:style-name="P2">| <text:s text:c="3"/>1 | Amit <text:s/>| <text:s text:c="6"/>2 |</text:p>
      <text:p text:style-name="P2">| <text:s text:c="3"/>2 | Seeta | <text:s text:c="6"/>1 |</text:p>
      <text:p text:style-name="P2">| <text:s text:c="3"/>3 | Ali <text:s text:c="2"/>| <text:s text:c="6"/>2 |</text:p>
      <text:p text:style-name="P2">| <text:s text:c="3"/>4 | John <text:s/>| <text:s text:c="6"/>3 |</text:p>
      <text:p text:style-name="P2">| <text:s text:c="3"/>5 | Raj <text:s text:c="2"/>| <text:s text:c="6"/>1 |</text:p>
      <text:p text:style-name="P2">+------+-------+---------+</text:p>
      <text:p text:style-name="P2">5 rows in set (0.00 sec)</text:p>
      <text:p text:style-name="P2"/>
      <text:p text:style-name="P2">mysql&gt; select * from dept;</text:p>
      <text:p text:style-name="P2">+---------+------------+</text:p>
      <text:p text:style-name="P2">| dept_id | department |</text:p>
      <text:p text:style-name="P2">+---------+------------+</text:p>
      <text:p text:style-name="P2">| <text:s text:c="6"/>1 | IT <text:s text:c="8"/>|</text:p>
      <text:p text:style-name="P2">| <text:s text:c="6"/>2 | Systems <text:s text:c="3"/>|</text:p>
      <text:p text:style-name="P2">| <text:s text:c="6"/>3 | Admin <text:s text:c="5"/>|</text:p>
      <text:p text:style-name="P2">+---------+------------+</text:p>
      <text:p text:style-name="P2">3 rows in set (0.00 sec)</text:p>
      <text:p text:style-name="P2"/>
      <text:p text:style-name="P2">mysql&gt; </text:p>
      <text:p text:style-name="P2">mysql&gt; select a.id, a.name, a.dept_id, b.department from employee a left join dept b on a.dept_id = b.dept_id;</text:p>
      <text:p text:style-name="P2">+------+-------+---------+------------+</text:p>
      <text:p text:style-name="P2">| id <text:s text:c="2"/>| name <text:s/>| dept_id | department |</text:p>
      <text:p text:style-name="P2">+------+-------+---------+------------+</text:p>
      <text:p text:style-name="P2">| <text:s text:c="3"/>1 | Amit <text:s/>| <text:s text:c="6"/>2 | Systems <text:s text:c="3"/>|</text:p>
      <text:p text:style-name="P2">| <text:s text:c="3"/>2 | Seeta | <text:s text:c="6"/>1 | IT <text:s text:c="8"/>|</text:p>
      <text:p text:style-name="P2">| <text:s text:c="3"/>3 | Ali <text:s text:c="2"/>| <text:s text:c="6"/>2 | Systems <text:s text:c="3"/>|</text:p>
      <text:p text:style-name="P2">| <text:s text:c="3"/>4 | John <text:s/>| <text:s text:c="6"/>3 | Admin <text:s text:c="5"/>|</text:p>
      <text:p text:style-name="P2">| <text:s text:c="3"/>5 | Raj <text:s text:c="2"/>| <text:s text:c="6"/>1 | IT <text:s text:c="8"/>|</text:p>
      <text:p text:style-name="P2">+------+-------+---------+------------+</text:p>
      <text:p text:style-name="P2">5 rows in set (0.00 sec)</text:p>
      <text:p text:style-name="P2"/>
      <text:p text:style-name="P2">mysql&gt; select b.department from employee a left join dept b on a.dept_id = b.dept_id;</text:p>
      <text:p text:style-name="P2">+------------+</text:p>
      <text:p text:style-name="P2">| department |</text:p>
      <text:p text:style-name="P2"><text:soft-page-break/>+------------+</text:p>
      <text:p text:style-name="P2">| Systems <text:s text:c="3"/>|</text:p>
      <text:p text:style-name="P2">| IT <text:s text:c="8"/>|</text:p>
      <text:p text:style-name="P2">| Systems <text:s text:c="3"/>|</text:p>
      <text:p text:style-name="P2">| Admin <text:s text:c="5"/>|</text:p>
      <text:p text:style-name="P2">| IT <text:s text:c="8"/>|</text:p>
      <text:p text:style-name="P2">+------------+</text:p>
      <text:p text:style-name="P2">5 rows in set (0.00 sec)</text:p>
      <text:p text:style-name="P2"/>
      <text:p text:style-name="P2">mysql&gt; select b.department from employee a left join dept b on a.dept_id = b.dept_id group by b.department;</text:p>
      <text:p text:style-name="P2">+------------+</text:p>
      <text:p text:style-name="P2">| department |</text:p>
      <text:p text:style-name="P2">+------------+</text:p>
      <text:p text:style-name="P2">| Systems <text:s text:c="3"/>|</text:p>
      <text:p text:style-name="P2">| IT <text:s text:c="8"/>|</text:p>
      <text:p text:style-name="P2">| Admin <text:s text:c="5"/>|</text:p>
      <text:p text:style-name="P2">+------------+</text:p>
      <text:p text:style-name="P2">3 rows in set (0.00 sec)</text:p>
      <text:p text:style-name="P2"/>
      <text:p text:style-name="P2">mysql&gt; select b.department,count(b.department) from employee a lef</text:p>
      <text:p text:style-name="P2">t join dept b on a.dept_id = b.dept_id group by b.department;</text:p>
      <text:p text:style-name="P2">+------------+---------------------+</text:p>
      <text:p text:style-name="P2">| department | count(b.department) |</text:p>
      <text:p text:style-name="P2">+------------+---------------------+</text:p>
      <text:p text:style-name="P2">| Systems <text:s text:c="3"/>| <text:s text:c="18"/>2 |</text:p>
      <text:p text:style-name="P2">| IT <text:s text:c="8"/>| <text:s text:c="18"/>2 |</text:p>
      <text:p text:style-name="P2">| Admin <text:s text:c="5"/>| <text:s text:c="18"/>1 |</text:p>
      <text:p text:style-name="P2">+------------+---------------------+</text:p>
      <text:p text:style-name="P2">3 rows in set (0.01 sec)</text:p>
      <text:p text:style-name="P2"/>
      <text:p text:style-name="P2">mysql&gt; select b.department,count(b.department) as total from employee </text:p>
      <text:p text:style-name="P2">ent;</text:p>
      <text:p text:style-name="P2">+------------+-------+</text:p>
      <text:p text:style-name="P2">| department | total |</text:p>
      <text:p text:style-name="P2">+------------+-------+</text:p>
      <text:p text:style-name="P2">| Systems <text:s text:c="3"/>| <text:s text:c="4"/>2 |</text:p>
      <text:p text:style-name="P2">| IT <text:s text:c="8"/>| <text:s text:c="4"/>2 |</text:p>
      <text:p text:style-name="P2">| Admin <text:s text:c="5"/>| <text:s text:c="4"/>1 |</text:p>
      <text:p text:style-name="P2">+------------+-------+</text:p>
      <text:p text:style-name="P2">3 rows in set (0.00 sec)</text:p>
      <text:p text:style-name="P2"/>
      <text:p text:style-name="P2">mysql&gt; select b.department,count(b.department) as total from employee a left join dept b on a.dept_id = b.dept_id group by b.department;</text:p>
      <text:p text:style-name="P2">+------------+-------+</text:p>
      <text:p text:style-name="P2">| department | total |</text:p>
      <text:p text:style-name="P2">+------------+-------+</text:p>
      <text:p text:style-name="P2">| Systems <text:s text:c="3"/>| <text:s text:c="4"/>2 |</text:p>
      <text:p text:style-name="P2">| IT <text:s text:c="8"/>| <text:s text:c="4"/>2 |</text:p>
      <text:p text:style-name="P2">| Admin <text:s text:c="5"/>| <text:s text:c="4"/>1 |</text:p>
      <text:p text:style-name="P2">+------------+-------+</text:p>
      <text:p text:style-name="P2"><text:soft-page-break/>3 rows in set (0.00 sec)</text:p>
      <text:p text:style-name="P2"/>
      <text:p text:style-name="P2">mysql&gt; select b.id, b.name, b.dept_id, a.department from dept a inner join employee b on a.dept_id = b.dept_id;</text:p>
      <text:p text:style-name="P2">+------+-------+---------+------------+</text:p>
      <text:p text:style-name="P2">| id <text:s text:c="2"/>| name <text:s/>| dept_id | department |</text:p>
      <text:p text:style-name="P2">+------+-------+---------+------------+</text:p>
      <text:p text:style-name="P2">| <text:s text:c="3"/>1 | Amit <text:s/>| <text:s text:c="6"/>2 | Systems <text:s text:c="3"/>|</text:p>
      <text:p text:style-name="P2">| <text:s text:c="3"/>2 | Seeta | <text:s text:c="6"/>1 | IT <text:s text:c="8"/>|</text:p>
      <text:p text:style-name="P2">| <text:s text:c="3"/>3 | Ali <text:s text:c="2"/>| <text:s text:c="6"/>2 | Systems <text:s text:c="3"/>|</text:p>
      <text:p text:style-name="P2">| <text:s text:c="3"/>4 | John <text:s/>| <text:s text:c="6"/>3 | Admin <text:s text:c="5"/>|</text:p>
      <text:p text:style-name="P2">| <text:s text:c="3"/>5 | Raj <text:s text:c="2"/>| <text:s text:c="6"/>1 | IT <text:s text:c="8"/>|</text:p>
      <text:p text:style-name="P2">+------+-------+---------+------------+</text:p>
      <text:p text:style-name="P2">5 rows in set (0.01 sec)</text:p>
      <text:p text:style-name="P2"/>
      <text:p text:style-name="P2">mysql&gt; select a.department,count(a.department) from dept a inner j</text:p>
      <text:p text:style-name="P2">oin employee b on a.dept_id = b.dept_id group by a.department;</text:p>
      <text:p text:style-name="P2">+------------+---------------------+</text:p>
      <text:p text:style-name="P2">| department | count(a.department) |</text:p>
      <text:p text:style-name="P2">+------------+---------------------+</text:p>
      <text:p text:style-name="P2">| Systems <text:s text:c="3"/>| <text:s text:c="18"/>2 |</text:p>
      <text:p text:style-name="P2">| IT <text:s text:c="8"/>| <text:s text:c="18"/>2 |</text:p>
      <text:p text:style-name="P2">| Admin <text:s text:c="5"/>| <text:s text:c="18"/>1 |</text:p>
      <text:p text:style-name="P2">+------------+---------------------+</text:p>
      <text:p text:style-name="P2">3 rows in set (0.01 sec)</text:p>
      <text:p text:style-name="P2"/>
      <text:p text:style-name="P2">mysql&gt; select a.department,count(a.department) as total from dept</text:p>
      <text:p text:style-name="P2">a inne</text:p>
      <text:p text:style-name="P2">ment;</text:p>
      <text:p text:style-name="P2">+------------+-------+</text:p>
      <text:p text:style-name="P2">| department | total |</text:p>
      <text:p text:style-name="P2">+------------+-------+</text:p>
      <text:p text:style-name="P2">| Systems <text:s text:c="3"/>| <text:s text:c="4"/>2 |</text:p>
      <text:p text:style-name="P2">| IT <text:s text:c="8"/>| <text:s text:c="4"/>2 |</text:p>
      <text:p text:style-name="P2">| Admin <text:s text:c="5"/>| <text:s text:c="4"/>1 |</text:p>
      <text:p text:style-name="P2">+------------+-------+</text:p>
      <text:p text:style-name="P2">3 rows in set (0.01 sec)</text:p>
      <text:p text:style-name="P2"/>
      <text:p text:style-name="P2">mysql&gt; select a.department,count(a.department) as total from dept</text:p>
      <text:p text:style-name="P2">a inner join employee b on a.dept_id = b.dept_id group by a.department;</text:p>
      <text:p text:style-name="P2">+------------+-------+</text:p>
      <text:p text:style-name="P2">| department | total |</text:p>
      <text:p text:style-name="P2">+------------+-------+</text:p>
      <text:p text:style-name="P2">| Systems <text:s text:c="3"/>| <text:s text:c="4"/>2 |</text:p>
      <text:p text:style-name="P2">| IT <text:s text:c="8"/>| <text:s text:c="4"/>2 |</text:p>
      <text:p text:style-name="P2">| Admin <text:s text:c="5"/>| <text:s text:c="4"/>1 |</text:p>
      <text:p text:style-name="P2">+------------+-------+</text:p>
      <text:p text:style-name="P2">3 rows in set (0.00 sec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0:00:18.246865270</meta:creation-date>
    <dc:date>2023-04-26T15:59:38.937481493</dc:date>
    <meta:editing-duration>PT1M29S</meta:editing-duration>
    <meta:editing-cycles>4</meta:editing-cycles>
    <meta:generator>LibreOffice/7.4.1.2$Linux_X86_64 LibreOffice_project/3c58a8f3a960df8bc8fd77b461821e42c061c5f0</meta:generator>
    <meta:document-statistic meta:table-count="0" meta:image-count="0" meta:object-count="0" meta:page-count="23" meta:paragraph-count="1009" meta:word-count="7124" meta:character-count="38292" meta:non-whitespace-character-count="30016"/>
  </office:meta>
</office:document-meta>
</file>